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0babd1" officeooo:paragraph-rsid="000cb28b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0babd1" officeooo:paragraph-rsid="000cbd71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0babd1" officeooo:paragraph-rsid="000ed5a1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0babd1" officeooo:paragraph-rsid="00104f66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0babd1" officeooo:paragraph-rsid="0011a90b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0babd1" officeooo:paragraph-rsid="00130cdb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0babd1" officeooo:paragraph-rsid="001335b5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0babd1" officeooo:paragraph-rsid="0017a512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0babd1" officeooo:paragraph-rsid="001928a9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0babd1" officeooo:paragraph-rsid="001b771b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0babd1" officeooo:paragraph-rsid="001c9920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0babd1" officeooo:paragraph-rsid="00210402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0babd1" officeooo:paragraph-rsid="002302f1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0babd1" officeooo:paragraph-rsid="0024405a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0babd1" officeooo:paragraph-rsid="0026ef1d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0babd1" officeooo:paragraph-rsid="002762a1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0babd1" officeooo:paragraph-rsid="0028b9cf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0babd1" officeooo:paragraph-rsid="0029d093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0babd1" officeooo:paragraph-rsid="002bfd77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0babd1" officeooo:paragraph-rsid="003297f0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0babd1" officeooo:paragraph-rsid="0034f9cd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0babd1" officeooo:paragraph-rsid="003773a7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0babd1" officeooo:paragraph-rsid="00391e9d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0babd1" officeooo:paragraph-rsid="003a6a54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0babd1" officeooo:paragraph-rsid="003bea60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0babd1" officeooo:paragraph-rsid="003d9763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0babd1" officeooo:paragraph-rsid="003df47a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0babd1" officeooo:paragraph-rsid="0041094d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0babd1" officeooo:paragraph-rsid="0045718a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0babd1" officeooo:paragraph-rsid="00458a74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0babd1" officeooo:paragraph-rsid="0045ff41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0babd1" officeooo:paragraph-rsid="0047b249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0babd1" officeooo:paragraph-rsid="004a06a1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0babd1" officeooo:paragraph-rsid="004c0747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0babd1" officeooo:paragraph-rsid="004d8039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0babd1" officeooo:paragraph-rsid="004e0e22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0babd1" officeooo:paragraph-rsid="00529c95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0babd1" officeooo:paragraph-rsid="00561426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0babd1" officeooo:paragraph-rsid="00572ccb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0babd1" officeooo:paragraph-rsid="005aa709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0babd1" officeooo:paragraph-rsid="005be421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0babd1" officeooo:paragraph-rsid="005dbf00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rsid="000babd1" officeooo:paragraph-rsid="00603373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0babd1" officeooo:paragraph-rsid="0061ff8b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0babd1" officeooo:paragraph-rsid="0063dce2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0babd1" officeooo:paragraph-rsid="00653c99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Ubuntu" fo:font-size="14pt" officeooo:rsid="000babd1" officeooo:paragraph-rsid="00670ce1" style:font-size-asian="14pt" style:font-size-complex="14pt"/>
    </style:style>
    <style:style style:name="P48" style:family="paragraph" style:parent-style-name="Standard">
      <style:paragraph-properties fo:line-height="150%"/>
      <style:text-properties style:font-name="Ubuntu" fo:font-size="14pt" officeooo:rsid="000babd1" officeooo:paragraph-rsid="006755ac" style:font-size-asian="14pt" style:font-size-complex="14pt"/>
    </style:style>
    <style:style style:name="P49" style:family="paragraph" style:parent-style-name="Standard">
      <style:paragraph-properties fo:line-height="150%"/>
      <style:text-properties style:font-name="Ubuntu" fo:font-size="14pt" officeooo:rsid="000babd1" officeooo:paragraph-rsid="006912a8" style:font-size-asian="14pt" style:font-size-complex="14pt"/>
    </style:style>
    <style:style style:name="P50" style:family="paragraph" style:parent-style-name="Standard">
      <style:paragraph-properties fo:line-height="150%"/>
      <style:text-properties style:font-name="Ubuntu" fo:font-size="14pt" officeooo:rsid="000babd1" officeooo:paragraph-rsid="006addc5" style:font-size-asian="14pt" style:font-size-complex="14pt"/>
    </style:style>
    <style:style style:name="P51" style:family="paragraph" style:parent-style-name="Standard">
      <style:paragraph-properties fo:line-height="150%"/>
      <style:text-properties style:font-name="Ubuntu" fo:font-size="14pt" officeooo:rsid="000babd1" officeooo:paragraph-rsid="006b8134" style:font-size-asian="14pt" style:font-size-complex="14pt"/>
    </style:style>
    <style:style style:name="P52" style:family="paragraph" style:parent-style-name="Standard">
      <style:paragraph-properties fo:line-height="150%"/>
      <style:text-properties style:font-name="Ubuntu" fo:font-size="14pt" officeooo:rsid="000ed5a1" officeooo:paragraph-rsid="000ed5a1" style:font-size-asian="14pt" style:font-size-complex="14pt"/>
    </style:style>
    <style:style style:name="P53" style:family="paragraph" style:parent-style-name="Standard">
      <style:paragraph-properties fo:line-height="150%"/>
      <style:text-properties style:font-name="Ubuntu" fo:font-size="14pt" officeooo:rsid="00104f66" officeooo:paragraph-rsid="00104f66" style:font-size-asian="14pt" style:font-size-complex="14pt"/>
    </style:style>
    <style:style style:name="P54" style:family="paragraph" style:parent-style-name="Standard">
      <style:paragraph-properties fo:line-height="150%"/>
      <style:text-properties style:font-name="Ubuntu" fo:font-size="14pt" officeooo:rsid="001c9920" officeooo:paragraph-rsid="001c9920" style:font-size-asian="14pt" style:font-size-complex="14pt"/>
    </style:style>
    <style:style style:name="P55" style:family="paragraph" style:parent-style-name="Standard">
      <style:paragraph-properties fo:line-height="150%"/>
      <style:text-properties style:font-name="Ubuntu" fo:font-size="14pt" officeooo:rsid="001cf7da" officeooo:paragraph-rsid="001cf7da" style:font-size-asian="14pt" style:font-size-complex="14pt"/>
    </style:style>
    <style:style style:name="P56" style:family="paragraph" style:parent-style-name="Standard">
      <style:paragraph-properties fo:line-height="150%"/>
      <style:text-properties style:font-name="Ubuntu" fo:font-size="14pt" officeooo:rsid="00210402" officeooo:paragraph-rsid="00210402" style:font-size-asian="14pt" style:font-size-complex="14pt"/>
    </style:style>
    <style:style style:name="P57" style:family="paragraph" style:parent-style-name="Standard">
      <style:paragraph-properties fo:line-height="150%"/>
      <style:text-properties style:font-name="Ubuntu" fo:font-size="14pt" officeooo:rsid="0024405a" officeooo:paragraph-rsid="0024405a" style:font-size-asian="14pt" style:font-size-complex="14pt"/>
    </style:style>
    <style:style style:name="P58" style:family="paragraph" style:parent-style-name="Standard">
      <style:paragraph-properties fo:line-height="150%"/>
      <style:text-properties style:font-name="Ubuntu" fo:font-size="14pt" officeooo:rsid="0026ef1d" officeooo:paragraph-rsid="0026ef1d" style:font-size-asian="14pt" style:font-size-complex="14pt"/>
    </style:style>
    <style:style style:name="P59" style:family="paragraph" style:parent-style-name="Standard">
      <style:paragraph-properties fo:line-height="150%"/>
      <style:text-properties style:font-name="Ubuntu" fo:font-size="14pt" officeooo:rsid="0026ef1d" officeooo:paragraph-rsid="002762a1" style:font-size-asian="14pt" style:font-size-complex="14pt"/>
    </style:style>
    <style:style style:name="P60" style:family="paragraph" style:parent-style-name="Standard">
      <style:paragraph-properties fo:line-height="150%"/>
      <style:text-properties style:font-name="Ubuntu" fo:font-size="14pt" officeooo:rsid="0028b9cf" officeooo:paragraph-rsid="0028b9cf" style:font-size-asian="14pt" style:font-size-complex="14pt"/>
    </style:style>
    <style:style style:name="P61" style:family="paragraph" style:parent-style-name="Standard">
      <style:paragraph-properties fo:line-height="150%"/>
      <style:text-properties style:font-name="Ubuntu" fo:font-size="14pt" officeooo:rsid="002bfd77" officeooo:paragraph-rsid="002bfd77" style:font-size-asian="14pt" style:font-size-complex="14pt"/>
    </style:style>
    <style:style style:name="P62" style:family="paragraph" style:parent-style-name="Standard">
      <style:paragraph-properties fo:line-height="150%"/>
      <style:text-properties style:font-name="Ubuntu" fo:font-size="14pt" officeooo:rsid="0034f9cd" officeooo:paragraph-rsid="0034f9cd" style:font-size-asian="14pt" style:font-size-complex="14pt"/>
    </style:style>
    <style:style style:name="P63" style:family="paragraph" style:parent-style-name="Standard">
      <style:paragraph-properties fo:line-height="150%"/>
      <style:text-properties style:font-name="Ubuntu" fo:font-size="14pt" officeooo:rsid="003694a7" officeooo:paragraph-rsid="003773a7" style:font-size-asian="14pt" style:font-size-complex="14pt"/>
    </style:style>
    <style:style style:name="P64" style:family="paragraph" style:parent-style-name="Standard">
      <style:paragraph-properties fo:line-height="150%"/>
      <style:text-properties style:font-name="Ubuntu" fo:font-size="14pt" officeooo:rsid="003d9763" officeooo:paragraph-rsid="003d9763" style:font-size-asian="14pt" style:font-size-complex="14pt"/>
    </style:style>
    <style:style style:name="P65" style:family="paragraph" style:parent-style-name="Standard">
      <style:paragraph-properties fo:line-height="150%"/>
      <style:text-properties style:font-name="Ubuntu" fo:font-size="14pt" officeooo:rsid="003bea60" officeooo:paragraph-rsid="003bea60" style:font-size-asian="14pt" style:font-size-complex="14pt"/>
    </style:style>
    <style:style style:name="P66" style:family="paragraph" style:parent-style-name="Standard">
      <style:paragraph-properties fo:line-height="150%"/>
      <style:text-properties style:font-name="Ubuntu" fo:font-size="14pt" officeooo:rsid="003df47a" officeooo:paragraph-rsid="003df47a" style:font-size-asian="14pt" style:font-size-complex="14pt"/>
    </style:style>
    <style:style style:name="P67" style:family="paragraph" style:parent-style-name="Standard">
      <style:paragraph-properties fo:line-height="150%"/>
      <style:text-properties style:font-name="Ubuntu" fo:font-size="14pt" officeooo:rsid="0041094d" officeooo:paragraph-rsid="0041094d" style:font-size-asian="14pt" style:font-size-complex="14pt"/>
    </style:style>
    <style:style style:name="P68" style:family="paragraph" style:parent-style-name="Standard">
      <style:paragraph-properties fo:line-height="150%"/>
      <style:text-properties style:font-name="Ubuntu" fo:font-size="14pt" officeooo:rsid="00458a74" officeooo:paragraph-rsid="00458a74" style:font-size-asian="14pt" style:font-size-complex="14pt"/>
    </style:style>
    <style:style style:name="P69" style:family="paragraph" style:parent-style-name="Standard">
      <style:paragraph-properties fo:line-height="150%"/>
      <style:text-properties style:font-name="Ubuntu" fo:font-size="14pt" officeooo:rsid="004d8039" officeooo:paragraph-rsid="004d8039" style:font-size-asian="14pt" style:font-size-complex="14pt"/>
    </style:style>
    <style:style style:name="P70" style:family="paragraph" style:parent-style-name="Standard">
      <style:paragraph-properties fo:line-height="150%"/>
      <style:text-properties style:font-name="Ubuntu" fo:font-size="14pt" officeooo:rsid="004c0747" officeooo:paragraph-rsid="004c0747" style:font-size-asian="14pt" style:font-size-complex="14pt"/>
    </style:style>
    <style:style style:name="P71" style:family="paragraph" style:parent-style-name="Standard">
      <style:paragraph-properties fo:line-height="150%"/>
      <style:text-properties style:font-name="Ubuntu" fo:font-size="14pt" officeooo:rsid="004e0e22" officeooo:paragraph-rsid="004e0e22" style:font-size-asian="14pt" style:font-size-complex="14pt"/>
    </style:style>
    <style:style style:name="P72" style:family="paragraph" style:parent-style-name="Standard">
      <style:paragraph-properties fo:line-height="150%"/>
      <style:text-properties style:font-name="Ubuntu" fo:font-size="14pt" officeooo:rsid="00529c95" officeooo:paragraph-rsid="00529c95" style:font-size-asian="14pt" style:font-size-complex="14pt"/>
    </style:style>
    <style:style style:name="P73" style:family="paragraph" style:parent-style-name="Standard">
      <style:paragraph-properties fo:line-height="150%"/>
      <style:text-properties style:font-name="Ubuntu" fo:font-size="14pt" officeooo:rsid="00561426" officeooo:paragraph-rsid="00561426" style:font-size-asian="14pt" style:font-size-complex="14pt"/>
    </style:style>
    <style:style style:name="P74" style:family="paragraph" style:parent-style-name="Standard">
      <style:paragraph-properties fo:line-height="150%"/>
      <style:text-properties style:font-name="Ubuntu" fo:font-size="14pt" officeooo:rsid="00572ccb" officeooo:paragraph-rsid="00572ccb" style:font-size-asian="14pt" style:font-size-complex="14pt"/>
    </style:style>
    <style:style style:name="P75" style:family="paragraph" style:parent-style-name="Standard">
      <style:paragraph-properties fo:line-height="150%"/>
      <style:text-properties style:font-name="Ubuntu" fo:font-size="14pt" officeooo:rsid="00603373" officeooo:paragraph-rsid="00603373" style:font-size-asian="14pt" style:font-size-complex="14pt"/>
    </style:style>
    <style:style style:name="P76" style:family="paragraph" style:parent-style-name="Standard">
      <style:paragraph-properties fo:line-height="150%"/>
      <style:text-properties style:font-name="Ubuntu" fo:font-size="14pt" officeooo:rsid="0063dce2" officeooo:paragraph-rsid="0063dce2" style:font-size-asian="14pt" style:font-size-complex="14pt"/>
    </style:style>
    <style:style style:name="P77" style:family="paragraph" style:parent-style-name="Standard">
      <style:paragraph-properties fo:line-height="150%"/>
      <style:text-properties style:font-name="Ubuntu" fo:font-size="14pt" officeooo:rsid="00653c99" officeooo:paragraph-rsid="00653c99" style:font-size-asian="14pt" style:font-size-complex="14pt"/>
    </style:style>
    <style:style style:name="P78" style:family="paragraph" style:parent-style-name="Standard">
      <style:paragraph-properties fo:line-height="150%"/>
      <style:text-properties style:font-name="Ubuntu" fo:font-size="14pt" officeooo:rsid="0042932b" officeooo:paragraph-rsid="0047b249" style:font-size-asian="14pt" style:font-size-complex="14pt"/>
    </style:style>
    <style:style style:name="P79" style:family="paragraph" style:parent-style-name="Standard">
      <style:paragraph-properties fo:line-height="150%"/>
      <style:text-properties style:font-name="Ubuntu" fo:font-size="14pt" officeooo:rsid="000cbd71" officeooo:paragraph-rsid="000cbd71" fo:background-color="#dddddd" style:font-size-asian="14pt" style:font-size-complex="14pt"/>
    </style:style>
    <style:style style:name="P80" style:family="paragraph" style:parent-style-name="Standard">
      <style:paragraph-properties fo:line-height="150%"/>
      <style:text-properties style:font-name="Ubuntu" fo:font-size="14pt" officeooo:paragraph-rsid="001cf7da"/>
    </style:style>
    <style:style style:name="P81" style:family="paragraph" style:parent-style-name="Standard">
      <style:paragraph-properties fo:line-height="150%"/>
      <style:text-properties style:font-name="Ubuntu" fo:font-size="14pt" officeooo:paragraph-rsid="001faf2a"/>
    </style:style>
    <style:style style:name="P82" style:family="paragraph" style:parent-style-name="Standard">
      <style:paragraph-properties fo:line-height="150%"/>
      <style:text-properties style:font-name="Ubuntu" fo:font-size="14pt" fo:font-weight="normal" officeooo:rsid="001928a9" officeooo:paragraph-rsid="001928a9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line-height="150%"/>
      <style:text-properties style:font-name="Ubuntu" fo:font-size="14pt" fo:font-weight="bold" officeooo:rsid="00353cc6" officeooo:paragraph-rsid="003773a7" style:font-size-asian="14pt" style:font-weight-asian="bold" style:font-size-complex="14pt" style:font-weight-complex="bold"/>
    </style:style>
    <style:style style:name="P84" style:family="paragraph" style:parent-style-name="Standard">
      <style:paragraph-properties fo:line-height="150%"/>
      <style:text-properties style:font-name="Ubuntu" fo:font-size="14pt" fo:font-weight="bold" officeooo:rsid="003df47a" officeooo:paragraph-rsid="003df47a" style:font-size-asian="14pt" style:font-weight-asian="bold" style:font-size-complex="14pt" style:font-weight-complex="bold"/>
    </style:style>
    <style:style style:name="P85" style:family="paragraph" style:parent-style-name="Standard">
      <style:paragraph-properties fo:line-height="150%"/>
      <style:text-properties style:font-name="Ubuntu" fo:font-size="14pt" officeooo:rsid="0045718a" officeooo:paragraph-rsid="0045718a" fo:background-color="transparent" style:font-size-asian="14pt" style:font-size-complex="14pt"/>
    </style:style>
    <style:style style:name="P86" style:family="paragraph" style:parent-style-name="Standard">
      <style:paragraph-properties fo:line-height="150%"/>
      <style:text-properties officeooo:paragraph-rsid="001335b5"/>
    </style:style>
    <style:style style:name="P87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88" style:family="paragraph" style:parent-style-name="Standard">
      <style:paragraph-properties fo:line-height="150%"/>
      <style:text-properties style:font-name="Ubuntu" fo:font-size="14pt" officeooo:rsid="000babd1" officeooo:paragraph-rsid="006ffc11" style:font-size-asian="14pt" style:font-size-complex="14pt"/>
    </style:style>
    <style:style style:name="P89" style:family="paragraph" style:parent-style-name="Standard">
      <style:paragraph-properties fo:line-height="150%"/>
      <style:text-properties style:font-name="Ubuntu" fo:font-size="14pt" officeooo:rsid="000babd1" officeooo:paragraph-rsid="006addc5" style:font-size-asian="14pt" style:font-size-complex="14pt"/>
    </style:style>
    <style:style style:name="P90" style:family="paragraph" style:parent-style-name="Standard">
      <style:paragraph-properties fo:line-height="150%"/>
      <style:text-properties style:font-name="Ubuntu" fo:font-size="14pt" officeooo:rsid="000babd1" officeooo:paragraph-rsid="007009a8" style:font-size-asian="14pt" style:font-size-complex="14pt"/>
    </style:style>
    <style:style style:name="P91" style:family="paragraph" style:parent-style-name="Standard">
      <style:paragraph-properties fo:line-height="150%"/>
      <style:text-properties style:font-name="Ubuntu" fo:font-size="14pt" officeooo:rsid="000babd1" officeooo:paragraph-rsid="0071c55b" style:font-size-asian="14pt" style:font-size-complex="14pt"/>
    </style:style>
    <style:style style:name="P92" style:family="paragraph" style:parent-style-name="Standard">
      <style:paragraph-properties fo:line-height="150%"/>
      <style:text-properties style:font-name="Ubuntu" fo:font-size="14pt" officeooo:rsid="000babd1" officeooo:paragraph-rsid="0071e2c3" style:font-size-asian="14pt" style:font-size-complex="14pt"/>
    </style:style>
    <style:style style:name="P93" style:family="paragraph" style:parent-style-name="Standard">
      <style:paragraph-properties fo:line-height="150%"/>
      <style:text-properties style:font-name="Ubuntu" fo:font-size="14pt" officeooo:rsid="000babd1" officeooo:paragraph-rsid="0072aedc" style:font-size-asian="14pt" style:font-size-complex="14pt"/>
    </style:style>
    <style:style style:name="P94" style:family="paragraph" style:parent-style-name="Standard">
      <style:paragraph-properties fo:line-height="150%"/>
      <style:text-properties style:font-name="Ubuntu" fo:font-size="14pt" officeooo:rsid="000babd1" officeooo:paragraph-rsid="0073c848" style:font-size-asian="14pt" style:font-size-complex="14pt"/>
    </style:style>
    <style:style style:name="P95" style:family="paragraph" style:parent-style-name="Standard">
      <style:paragraph-properties fo:line-height="150%"/>
      <style:text-properties style:font-name="Ubuntu" fo:font-size="14pt" officeooo:rsid="000babd1" officeooo:paragraph-rsid="007591c8" style:font-size-asian="14pt" style:font-size-complex="14pt"/>
    </style:style>
    <style:style style:name="P96" style:family="paragraph" style:parent-style-name="Standard">
      <style:paragraph-properties fo:line-height="150%"/>
      <style:text-properties style:font-name="Ubuntu" fo:font-size="14pt" officeooo:rsid="000babd1" officeooo:paragraph-rsid="0076ce86" style:font-size-asian="14pt" style:font-size-complex="14pt"/>
    </style:style>
    <style:style style:name="P97" style:family="paragraph" style:parent-style-name="Standard">
      <style:paragraph-properties fo:line-height="150%"/>
      <style:text-properties style:font-name="Ubuntu" fo:font-size="14pt" officeooo:rsid="000babd1" officeooo:paragraph-rsid="0076dfdd" style:font-size-asian="14pt" style:font-size-complex="14pt"/>
    </style:style>
    <style:style style:name="P98" style:family="paragraph" style:parent-style-name="Standard">
      <style:paragraph-properties fo:line-height="150%"/>
      <style:text-properties style:font-name="Ubuntu" fo:font-size="14pt" officeooo:rsid="000babd1" officeooo:paragraph-rsid="00784fc2" style:font-size-asian="14pt" style:font-size-complex="14pt"/>
    </style:style>
    <style:style style:name="P99" style:family="paragraph" style:parent-style-name="Standard">
      <style:paragraph-properties fo:line-height="150%"/>
      <style:text-properties style:font-name="Ubuntu" fo:font-size="14pt" officeooo:rsid="000babd1" officeooo:paragraph-rsid="00799454" style:font-size-asian="14pt" style:font-size-complex="14pt"/>
    </style:style>
    <style:style style:name="P100" style:family="paragraph" style:parent-style-name="Standard">
      <style:paragraph-properties fo:line-height="150%"/>
      <style:text-properties style:font-name="Ubuntu" fo:font-size="14pt" officeooo:rsid="000babd1" officeooo:paragraph-rsid="0079b1a2" style:font-size-asian="14pt" style:font-size-complex="14pt"/>
    </style:style>
    <style:style style:name="P101" style:family="paragraph" style:parent-style-name="Standard">
      <style:paragraph-properties fo:line-height="150%"/>
      <style:text-properties style:font-name="Ubuntu" fo:font-size="14pt" officeooo:rsid="000babd1" officeooo:paragraph-rsid="007c2637" style:font-size-asian="14pt" style:font-size-complex="14pt"/>
    </style:style>
    <style:style style:name="P102" style:family="paragraph" style:parent-style-name="Standard">
      <style:paragraph-properties fo:line-height="150%"/>
      <style:text-properties style:font-name="Ubuntu" fo:font-size="14pt" officeooo:rsid="000babd1" officeooo:paragraph-rsid="007dfbd7" style:font-size-asian="14pt" style:font-size-complex="14pt"/>
    </style:style>
    <style:style style:name="P103" style:family="paragraph" style:parent-style-name="Standard">
      <style:paragraph-properties fo:line-height="150%"/>
      <style:text-properties style:font-name="Ubuntu" fo:font-size="14pt" officeooo:rsid="000babd1" officeooo:paragraph-rsid="007f2a21" style:font-size-asian="14pt" style:font-size-complex="14pt"/>
    </style:style>
    <style:style style:name="P104" style:family="paragraph" style:parent-style-name="Standard">
      <style:paragraph-properties fo:line-height="150%"/>
      <style:text-properties style:font-name="Ubuntu" fo:font-size="14pt" officeooo:rsid="000babd1" officeooo:paragraph-rsid="00803a98" style:font-size-asian="14pt" style:font-size-complex="14pt"/>
    </style:style>
    <style:style style:name="P105" style:family="paragraph" style:parent-style-name="Standard">
      <style:paragraph-properties fo:line-height="150%"/>
      <style:text-properties style:font-name="Ubuntu" fo:font-size="14pt" officeooo:rsid="000babd1" officeooo:paragraph-rsid="00810827" style:font-size-asian="14pt" style:font-size-complex="14pt"/>
    </style:style>
    <style:style style:name="P106" style:family="paragraph" style:parent-style-name="Standard">
      <style:paragraph-properties fo:line-height="150%"/>
      <style:text-properties style:font-name="Ubuntu" fo:font-size="14pt" officeooo:rsid="000babd1" officeooo:paragraph-rsid="0081996c" style:font-size-asian="14pt" style:font-size-complex="14pt"/>
    </style:style>
    <style:style style:name="P107" style:family="paragraph" style:parent-style-name="Standard">
      <style:paragraph-properties fo:line-height="150%"/>
      <style:text-properties style:font-name="Ubuntu" fo:font-size="14pt" officeooo:rsid="000babd1" officeooo:paragraph-rsid="00835357" style:font-size-asian="14pt" style:font-size-complex="14pt"/>
    </style:style>
    <style:style style:name="P108" style:family="paragraph" style:parent-style-name="Standard">
      <style:paragraph-properties fo:line-height="150%"/>
      <style:text-properties style:font-name="Ubuntu" fo:font-size="14pt" officeooo:rsid="0079b1a2" officeooo:paragraph-rsid="0079b1a2" style:font-size-asian="14pt" style:font-size-complex="14pt"/>
    </style:style>
    <style:style style:name="T1" style:family="text">
      <style:text-properties style:font-name="Ubuntu" fo:font-size="14pt" officeooo:rsid="001335b5" style:font-size-asian="14pt" style:font-size-complex="14pt"/>
    </style:style>
    <style:style style:name="T2" style:family="text">
      <style:text-properties style:font-name="Ubuntu" fo:font-size="14pt" officeooo:rsid="001335b5" fo:background-color="#dddddd" loext:char-shading-value="0" style:font-size-asian="14pt" style:font-size-complex="14pt"/>
    </style:style>
    <style:style style:name="T3" style:family="text">
      <style:text-properties fo:font-weight="bold" officeooo:rsid="000cbd71" style:font-weight-asian="bold" style:font-weight-complex="bold"/>
    </style:style>
    <style:style style:name="T4" style:family="text">
      <style:text-properties fo:font-weight="bold" officeooo:rsid="000ed5a1" style:font-weight-asian="bold" style:font-weight-complex="bold"/>
    </style:style>
    <style:style style:name="T5" style:family="text">
      <style:text-properties fo:font-weight="bold" officeooo:rsid="00104f66" style:font-weight-asian="bold" style:font-weight-complex="bold"/>
    </style:style>
    <style:style style:name="T6" style:family="text">
      <style:text-properties fo:font-weight="bold" officeooo:rsid="00130cdb" style:font-weight-asian="bold" style:font-weight-complex="bold"/>
    </style:style>
    <style:style style:name="T7" style:family="text">
      <style:text-properties fo:font-weight="bold" officeooo:rsid="0017a512" style:font-weight-asian="bold" style:font-weight-complex="bold"/>
    </style:style>
    <style:style style:name="T8" style:family="text">
      <style:text-properties fo:font-weight="bold" officeooo:rsid="001ac9d7" style:font-weight-asian="bold" style:font-weight-complex="bold"/>
    </style:style>
    <style:style style:name="T9" style:family="text">
      <style:text-properties fo:font-weight="bold" officeooo:rsid="001b771b" style:font-weight-asian="bold" style:font-weight-complex="bold"/>
    </style:style>
    <style:style style:name="T10" style:family="text">
      <style:text-properties fo:font-weight="bold" officeooo:rsid="001faf2a" style:font-weight-asian="bold" style:font-weight-complex="bold"/>
    </style:style>
    <style:style style:name="T11" style:family="text">
      <style:text-properties fo:font-weight="bold" officeooo:rsid="00210402" style:font-weight-asian="bold" style:font-weight-complex="bold"/>
    </style:style>
    <style:style style:name="T12" style:family="text">
      <style:text-properties fo:font-weight="bold" officeooo:rsid="0023c016" style:font-weight-asian="bold" style:font-weight-complex="bold"/>
    </style:style>
    <style:style style:name="T13" style:family="text">
      <style:text-properties fo:font-weight="bold" officeooo:rsid="002537b9" style:font-weight-asian="bold" style:font-weight-complex="bold"/>
    </style:style>
    <style:style style:name="T14" style:family="text">
      <style:text-properties fo:font-weight="bold" officeooo:rsid="0028b9cf" style:font-weight-asian="bold" style:font-weight-complex="bold"/>
    </style:style>
    <style:style style:name="T15" style:family="text">
      <style:text-properties fo:font-weight="bold" officeooo:rsid="002ae74a" style:font-weight-asian="bold" style:font-weight-complex="bold"/>
    </style:style>
    <style:style style:name="T16" style:family="text">
      <style:text-properties fo:font-weight="bold" officeooo:rsid="002dac13" style:font-weight-asian="bold" style:font-weight-complex="bold"/>
    </style:style>
    <style:style style:name="T17" style:family="text">
      <style:text-properties fo:font-weight="bold" officeooo:rsid="003377b2" style:font-weight-asian="bold" style:font-weight-complex="bold"/>
    </style:style>
    <style:style style:name="T18" style:family="text">
      <style:text-properties fo:font-weight="bold" officeooo:rsid="00353cc6" style:font-weight-asian="bold" style:font-weight-complex="bold"/>
    </style:style>
    <style:style style:name="T19" style:family="text">
      <style:text-properties fo:font-weight="bold" officeooo:rsid="0037fe0e" style:font-weight-asian="bold" style:font-weight-complex="bold"/>
    </style:style>
    <style:style style:name="T20" style:family="text">
      <style:text-properties fo:font-weight="bold" officeooo:rsid="003a6a54" style:font-weight-asian="bold" style:font-weight-complex="bold"/>
    </style:style>
    <style:style style:name="T21" style:family="text">
      <style:text-properties fo:font-weight="bold" officeooo:rsid="003bea60" style:font-weight-asian="bold" style:font-weight-complex="bold"/>
    </style:style>
    <style:style style:name="T22" style:family="text">
      <style:text-properties fo:font-weight="bold" officeooo:rsid="003d9763" style:font-weight-asian="bold" style:font-weight-complex="bold"/>
    </style:style>
    <style:style style:name="T23" style:family="text">
      <style:text-properties fo:font-weight="bold" officeooo:rsid="003df47a" style:font-weight-asian="bold" style:font-weight-complex="bold"/>
    </style:style>
    <style:style style:name="T24" style:family="text">
      <style:text-properties fo:font-weight="bold" officeooo:rsid="00405dfe" style:font-weight-asian="bold" style:font-weight-complex="bold"/>
    </style:style>
    <style:style style:name="T25" style:family="text">
      <style:text-properties fo:font-weight="bold" officeooo:rsid="0041094d" style:font-weight-asian="bold" style:font-weight-complex="bold"/>
    </style:style>
    <style:style style:name="T26" style:family="text">
      <style:text-properties fo:font-weight="bold" officeooo:rsid="00458a74" style:font-weight-asian="bold" style:font-weight-complex="bold"/>
    </style:style>
    <style:style style:name="T27" style:family="text">
      <style:text-properties fo:font-weight="bold" officeooo:rsid="0045ff41" style:font-weight-asian="bold" style:font-weight-complex="bold"/>
    </style:style>
    <style:style style:name="T28" style:family="text">
      <style:text-properties fo:font-weight="bold" officeooo:rsid="0047b249" style:font-weight-asian="bold" style:font-weight-complex="bold"/>
    </style:style>
    <style:style style:name="T29" style:family="text">
      <style:text-properties fo:font-weight="bold" officeooo:rsid="004a06a1" style:font-weight-asian="bold" style:font-weight-complex="bold"/>
    </style:style>
    <style:style style:name="T30" style:family="text">
      <style:text-properties fo:font-weight="bold" officeooo:rsid="004a6736" style:font-weight-asian="bold" style:font-weight-complex="bold"/>
    </style:style>
    <style:style style:name="T31" style:family="text">
      <style:text-properties fo:font-weight="bold" officeooo:rsid="004d8039" style:font-weight-asian="bold" style:font-weight-complex="bold"/>
    </style:style>
    <style:style style:name="T32" style:family="text">
      <style:text-properties fo:font-weight="bold" officeooo:rsid="004e5e49" style:font-weight-asian="bold" style:font-weight-complex="bold"/>
    </style:style>
    <style:style style:name="T33" style:family="text">
      <style:text-properties fo:font-weight="bold" officeooo:rsid="0053c569" style:font-weight-asian="bold" style:font-weight-complex="bold"/>
    </style:style>
    <style:style style:name="T34" style:family="text">
      <style:text-properties fo:font-weight="bold" officeooo:rsid="00562e6a" style:font-weight-asian="bold" style:font-weight-complex="bold"/>
    </style:style>
    <style:style style:name="T35" style:family="text">
      <style:text-properties fo:font-weight="bold" officeooo:rsid="0058c294" style:font-weight-asian="bold" style:font-weight-complex="bold"/>
    </style:style>
    <style:style style:name="T36" style:family="text">
      <style:text-properties fo:font-weight="bold" officeooo:rsid="005be421" style:font-weight-asian="bold" style:font-weight-complex="bold"/>
    </style:style>
    <style:style style:name="T37" style:family="text">
      <style:text-properties fo:font-weight="bold" officeooo:rsid="005ede49" style:font-weight-asian="bold" style:font-weight-complex="bold"/>
    </style:style>
    <style:style style:name="T38" style:family="text">
      <style:text-properties fo:font-weight="bold" officeooo:rsid="0061ff8b" style:font-weight-asian="bold" style:font-weight-complex="bold"/>
    </style:style>
    <style:style style:name="T39" style:family="text">
      <style:text-properties fo:font-weight="bold" officeooo:rsid="0063dce2" style:font-weight-asian="bold" style:font-weight-complex="bold"/>
    </style:style>
    <style:style style:name="T40" style:family="text">
      <style:text-properties fo:font-weight="bold" officeooo:rsid="00670ce1" style:font-weight-asian="bold" style:font-weight-complex="bold"/>
    </style:style>
    <style:style style:name="T41" style:family="text">
      <style:text-properties fo:font-weight="bold" officeooo:rsid="006755ac" style:font-weight-asian="bold" style:font-weight-complex="bold"/>
    </style:style>
    <style:style style:name="T42" style:family="text">
      <style:text-properties fo:font-weight="bold" officeooo:rsid="0069da38" style:font-weight-asian="bold" style:font-weight-complex="bold"/>
    </style:style>
    <style:style style:name="T43" style:family="text">
      <style:text-properties fo:font-weight="bold" officeooo:rsid="006addc5" style:font-weight-asian="bold" style:font-weight-complex="bold"/>
    </style:style>
    <style:style style:name="T44" style:family="text">
      <style:text-properties fo:font-weight="bold" officeooo:rsid="006ffc11" style:font-weight-asian="bold" style:font-weight-complex="bold"/>
    </style:style>
    <style:style style:name="T45" style:family="text">
      <style:text-properties fo:font-weight="bold" officeooo:rsid="007009a8" style:font-weight-asian="bold" style:font-weight-complex="bold"/>
    </style:style>
    <style:style style:name="T46" style:family="text">
      <style:text-properties fo:font-weight="bold" officeooo:rsid="0071e2c3" style:font-weight-asian="bold" style:font-weight-complex="bold"/>
    </style:style>
    <style:style style:name="T47" style:family="text">
      <style:text-properties fo:font-weight="bold" officeooo:rsid="0072aedc" style:font-weight-asian="bold" style:font-weight-complex="bold"/>
    </style:style>
    <style:style style:name="T48" style:family="text">
      <style:text-properties fo:font-weight="bold" officeooo:rsid="0073c848" style:font-weight-asian="bold" style:font-weight-complex="bold"/>
    </style:style>
    <style:style style:name="T49" style:family="text">
      <style:text-properties fo:font-weight="bold" officeooo:rsid="007591c8" style:font-weight-asian="bold" style:font-weight-complex="bold"/>
    </style:style>
    <style:style style:name="T50" style:family="text">
      <style:text-properties fo:font-weight="bold" officeooo:rsid="0076ce86" style:font-weight-asian="bold" style:font-weight-complex="bold"/>
    </style:style>
    <style:style style:name="T51" style:family="text">
      <style:text-properties fo:font-weight="bold" officeooo:rsid="00784fc2" style:font-weight-asian="bold" style:font-weight-complex="bold"/>
    </style:style>
    <style:style style:name="T52" style:family="text">
      <style:text-properties fo:font-weight="bold" officeooo:rsid="00799454" style:font-weight-asian="bold" style:font-weight-complex="bold"/>
    </style:style>
    <style:style style:name="T53" style:family="text">
      <style:text-properties fo:font-weight="bold" officeooo:rsid="0079b1a2" style:font-weight-asian="bold" style:font-weight-complex="bold"/>
    </style:style>
    <style:style style:name="T54" style:family="text">
      <style:text-properties fo:font-weight="bold" officeooo:rsid="007a45c5" style:font-weight-asian="bold" style:font-weight-complex="bold"/>
    </style:style>
    <style:style style:name="T55" style:family="text">
      <style:text-properties fo:font-weight="bold" officeooo:rsid="007c2637" style:font-weight-asian="bold" style:font-weight-complex="bold"/>
    </style:style>
    <style:style style:name="T56" style:family="text">
      <style:text-properties fo:font-weight="bold" officeooo:rsid="007dfbd7" style:font-weight-asian="bold" style:font-weight-complex="bold"/>
    </style:style>
    <style:style style:name="T57" style:family="text">
      <style:text-properties fo:font-weight="bold" officeooo:rsid="00810827" style:font-weight-asian="bold" style:font-weight-complex="bold"/>
    </style:style>
    <style:style style:name="T58" style:family="text">
      <style:text-properties fo:font-weight="bold" officeooo:rsid="0081996c" style:font-weight-asian="bold" style:font-weight-complex="bold"/>
    </style:style>
    <style:style style:name="T59" style:family="text">
      <style:text-properties fo:font-weight="bold" officeooo:rsid="00835357" style:font-weight-asian="bold" style:font-weight-complex="bold"/>
    </style:style>
    <style:style style:name="T60" style:family="text">
      <style:text-properties fo:font-weight="bold" officeooo:rsid="001c9920" style:font-size-asian="14pt" style:font-weight-asian="bold" style:font-size-complex="14pt" style:font-weight-complex="bold"/>
    </style:style>
    <style:style style:name="T61" style:family="text">
      <style:text-properties fo:font-weight="bold" officeooo:rsid="0045718a" fo:background-color="transparent" loext:char-shading-value="0" style:font-weight-asian="bold" style:font-weight-complex="bold"/>
    </style:style>
    <style:style style:name="T62" style:family="text">
      <style:text-properties officeooo:rsid="000bd5ef"/>
    </style:style>
    <style:style style:name="T63" style:family="text">
      <style:text-properties officeooo:rsid="000cb28b"/>
    </style:style>
    <style:style style:name="T64" style:family="text">
      <style:text-properties officeooo:rsid="000cbd71"/>
    </style:style>
    <style:style style:name="T65" style:family="text">
      <style:text-properties officeooo:rsid="000d0301"/>
    </style:style>
    <style:style style:name="T66" style:family="text">
      <style:text-properties officeooo:rsid="000ed5a1"/>
    </style:style>
    <style:style style:name="T67" style:family="text">
      <style:text-properties fo:background-color="#dddddd" loext:char-shading-value="0"/>
    </style:style>
    <style:style style:name="T68" style:family="text">
      <style:text-properties officeooo:rsid="000ed5a1" fo:background-color="#dddddd" loext:char-shading-value="0"/>
    </style:style>
    <style:style style:name="T69" style:family="text">
      <style:text-properties officeooo:rsid="00104f66" fo:background-color="#dddddd" loext:char-shading-value="0"/>
    </style:style>
    <style:style style:name="T70" style:family="text">
      <style:text-properties officeooo:rsid="0011a90b" fo:background-color="#dddddd" loext:char-shading-value="0"/>
    </style:style>
    <style:style style:name="T71" style:family="text">
      <style:text-properties officeooo:rsid="001b771b" fo:background-color="#dddddd" loext:char-shading-value="0"/>
    </style:style>
    <style:style style:name="T72" style:family="text">
      <style:text-properties officeooo:rsid="001c9920" fo:background-color="#dddddd" loext:char-shading-value="0"/>
    </style:style>
    <style:style style:name="T73" style:family="text">
      <style:text-properties officeooo:rsid="00210402" fo:background-color="#dddddd" loext:char-shading-value="0"/>
    </style:style>
    <style:style style:name="T74" style:family="text">
      <style:text-properties officeooo:rsid="002302f1" fo:background-color="#dddddd" loext:char-shading-value="0"/>
    </style:style>
    <style:style style:name="T75" style:family="text">
      <style:text-properties officeooo:rsid="0024405a" fo:background-color="#dddddd" loext:char-shading-value="0"/>
    </style:style>
    <style:style style:name="T76" style:family="text">
      <style:text-properties officeooo:rsid="002762a1" fo:background-color="#dddddd" loext:char-shading-value="0"/>
    </style:style>
    <style:style style:name="T77" style:family="text">
      <style:text-properties officeooo:rsid="0029d093" fo:background-color="#dddddd" loext:char-shading-value="0"/>
    </style:style>
    <style:style style:name="T78" style:family="text">
      <style:text-properties officeooo:rsid="002bfd77" fo:background-color="#dddddd" loext:char-shading-value="0"/>
    </style:style>
    <style:style style:name="T79" style:family="text">
      <style:text-properties officeooo:rsid="00307306" fo:background-color="#dddddd" loext:char-shading-value="0"/>
    </style:style>
    <style:style style:name="T80" style:family="text">
      <style:text-properties officeooo:rsid="0034f9cd" fo:background-color="#dddddd" loext:char-shading-value="0"/>
    </style:style>
    <style:style style:name="T81" style:family="text">
      <style:text-properties officeooo:rsid="003773a7" fo:background-color="#dddddd" loext:char-shading-value="0"/>
    </style:style>
    <style:style style:name="T82" style:family="text">
      <style:text-properties officeooo:rsid="00391e9d" fo:background-color="#dddddd" loext:char-shading-value="0"/>
    </style:style>
    <style:style style:name="T83" style:family="text">
      <style:text-properties officeooo:rsid="003a6a54" fo:background-color="#dddddd" loext:char-shading-value="0"/>
    </style:style>
    <style:style style:name="T84" style:family="text">
      <style:text-properties officeooo:rsid="003bea60" fo:background-color="#dddddd" loext:char-shading-value="0"/>
    </style:style>
    <style:style style:name="T85" style:family="text">
      <style:text-properties officeooo:rsid="003d9763" fo:background-color="#dddddd" loext:char-shading-value="0"/>
    </style:style>
    <style:style style:name="T86" style:family="text">
      <style:text-properties officeooo:rsid="003df47a" fo:background-color="#dddddd" loext:char-shading-value="0"/>
    </style:style>
    <style:style style:name="T87" style:family="text">
      <style:text-properties officeooo:rsid="0041094d" fo:background-color="#dddddd" loext:char-shading-value="0"/>
    </style:style>
    <style:style style:name="T88" style:family="text">
      <style:text-properties officeooo:rsid="0042932b" fo:background-color="#dddddd" loext:char-shading-value="0"/>
    </style:style>
    <style:style style:name="T89" style:family="text">
      <style:text-properties officeooo:rsid="0045718a" fo:background-color="#dddddd" loext:char-shading-value="0"/>
    </style:style>
    <style:style style:name="T90" style:family="text">
      <style:text-properties officeooo:rsid="00458a74" fo:background-color="#dddddd" loext:char-shading-value="0"/>
    </style:style>
    <style:style style:name="T91" style:family="text">
      <style:text-properties officeooo:rsid="0045ff41" fo:background-color="#dddddd" loext:char-shading-value="0"/>
    </style:style>
    <style:style style:name="T92" style:family="text">
      <style:text-properties officeooo:rsid="0047b249" fo:background-color="#dddddd" loext:char-shading-value="0"/>
    </style:style>
    <style:style style:name="T93" style:family="text">
      <style:text-properties officeooo:rsid="00499a6a" fo:background-color="#dddddd" loext:char-shading-value="0"/>
    </style:style>
    <style:style style:name="T94" style:family="text">
      <style:text-properties officeooo:rsid="004a06a1" fo:background-color="#dddddd" loext:char-shading-value="0"/>
    </style:style>
    <style:style style:name="T95" style:family="text">
      <style:text-properties officeooo:rsid="004c0747" fo:background-color="#dddddd" loext:char-shading-value="0"/>
    </style:style>
    <style:style style:name="T96" style:family="text">
      <style:text-properties officeooo:rsid="004e5e49" fo:background-color="#dddddd" loext:char-shading-value="0"/>
    </style:style>
    <style:style style:name="T97" style:family="text">
      <style:text-properties officeooo:rsid="00529c95" fo:background-color="#dddddd" loext:char-shading-value="0"/>
    </style:style>
    <style:style style:name="T98" style:family="text">
      <style:text-properties officeooo:rsid="00561426" fo:background-color="#dddddd" loext:char-shading-value="0"/>
    </style:style>
    <style:style style:name="T99" style:family="text">
      <style:text-properties officeooo:rsid="00572ccb" fo:background-color="#dddddd" loext:char-shading-value="0"/>
    </style:style>
    <style:style style:name="T100" style:family="text">
      <style:text-properties officeooo:rsid="005aa709" fo:background-color="#dddddd" loext:char-shading-value="0"/>
    </style:style>
    <style:style style:name="T101" style:family="text">
      <style:text-properties officeooo:rsid="005be421" fo:background-color="#dddddd" loext:char-shading-value="0"/>
    </style:style>
    <style:style style:name="T102" style:family="text">
      <style:text-properties officeooo:rsid="005dbf00" fo:background-color="#dddddd" loext:char-shading-value="0"/>
    </style:style>
    <style:style style:name="T103" style:family="text">
      <style:text-properties officeooo:rsid="00603373" fo:background-color="#dddddd" loext:char-shading-value="0"/>
    </style:style>
    <style:style style:name="T104" style:family="text">
      <style:text-properties officeooo:rsid="0061ff8b" fo:background-color="#dddddd" loext:char-shading-value="0"/>
    </style:style>
    <style:style style:name="T105" style:family="text">
      <style:text-properties officeooo:rsid="0063dce2" fo:background-color="#dddddd" loext:char-shading-value="0"/>
    </style:style>
    <style:style style:name="T106" style:family="text">
      <style:text-properties officeooo:rsid="00653c99" fo:background-color="#dddddd" loext:char-shading-value="0"/>
    </style:style>
    <style:style style:name="T107" style:family="text">
      <style:text-properties officeooo:rsid="006755ac" fo:background-color="#dddddd" loext:char-shading-value="0"/>
    </style:style>
    <style:style style:name="T108" style:family="text">
      <style:text-properties officeooo:rsid="006912a8" fo:background-color="#dddddd" loext:char-shading-value="0"/>
    </style:style>
    <style:style style:name="T109" style:family="text">
      <style:text-properties officeooo:rsid="006addc5" fo:background-color="#dddddd" loext:char-shading-value="0"/>
    </style:style>
    <style:style style:name="T110" style:family="text">
      <style:text-properties officeooo:rsid="006b8134" fo:background-color="#dddddd" loext:char-shading-value="0"/>
    </style:style>
    <style:style style:name="T111" style:family="text">
      <style:text-properties officeooo:rsid="006ffc11" fo:background-color="#dddddd" loext:char-shading-value="0"/>
    </style:style>
    <style:style style:name="T112" style:family="text">
      <style:text-properties officeooo:rsid="007009a8" fo:background-color="#dddddd" loext:char-shading-value="0"/>
    </style:style>
    <style:style style:name="T113" style:family="text">
      <style:text-properties officeooo:rsid="0071c55b" fo:background-color="#dddddd" loext:char-shading-value="0"/>
    </style:style>
    <style:style style:name="T114" style:family="text">
      <style:text-properties officeooo:rsid="0071e2c3" fo:background-color="#dddddd" loext:char-shading-value="0"/>
    </style:style>
    <style:style style:name="T115" style:family="text">
      <style:text-properties officeooo:rsid="0072aedc" fo:background-color="#dddddd" loext:char-shading-value="0"/>
    </style:style>
    <style:style style:name="T116" style:family="text">
      <style:text-properties officeooo:rsid="0073c848" fo:background-color="#dddddd" loext:char-shading-value="0"/>
    </style:style>
    <style:style style:name="T117" style:family="text">
      <style:text-properties officeooo:rsid="007591c8" fo:background-color="#dddddd" loext:char-shading-value="0"/>
    </style:style>
    <style:style style:name="T118" style:family="text">
      <style:text-properties officeooo:rsid="0076ce86" fo:background-color="#dddddd" loext:char-shading-value="0"/>
    </style:style>
    <style:style style:name="T119" style:family="text">
      <style:text-properties officeooo:rsid="0076dfdd" fo:background-color="#dddddd" loext:char-shading-value="0"/>
    </style:style>
    <style:style style:name="T120" style:family="text">
      <style:text-properties officeooo:rsid="00784fc2" fo:background-color="#dddddd" loext:char-shading-value="0"/>
    </style:style>
    <style:style style:name="T121" style:family="text">
      <style:text-properties officeooo:rsid="00799454" fo:background-color="#dddddd" loext:char-shading-value="0"/>
    </style:style>
    <style:style style:name="T122" style:family="text">
      <style:text-properties fo:background-color="#dddddd" loext:char-shading-value="0"/>
    </style:style>
    <style:style style:name="T123" style:family="text">
      <style:text-properties officeooo:rsid="007c2637" fo:background-color="#dddddd" loext:char-shading-value="0"/>
    </style:style>
    <style:style style:name="T124" style:family="text">
      <style:text-properties officeooo:rsid="007dfbd7" fo:background-color="#dddddd" loext:char-shading-value="0"/>
    </style:style>
    <style:style style:name="T125" style:family="text">
      <style:text-properties officeooo:rsid="00803a98" fo:background-color="#dddddd" loext:char-shading-value="0"/>
    </style:style>
    <style:style style:name="T126" style:family="text">
      <style:text-properties officeooo:rsid="00810827" fo:background-color="#dddddd" loext:char-shading-value="0"/>
    </style:style>
    <style:style style:name="T127" style:family="text">
      <style:text-properties officeooo:rsid="0081996c" fo:background-color="#dddddd" loext:char-shading-value="0"/>
    </style:style>
    <style:style style:name="T128" style:family="text">
      <style:text-properties officeooo:rsid="00835357" fo:background-color="#dddddd" loext:char-shading-value="0"/>
    </style:style>
    <style:style style:name="T129" style:family="text">
      <style:text-properties officeooo:rsid="00835357" fo:background-color="#dddddd" loext:char-shading-value="0"/>
    </style:style>
    <style:style style:name="T130" style:family="text">
      <style:text-properties officeooo:rsid="00104f66"/>
    </style:style>
    <style:style style:name="T131" style:family="text">
      <style:text-properties officeooo:rsid="0011a90b"/>
    </style:style>
    <style:style style:name="T132" style:family="text">
      <style:text-properties officeooo:rsid="00130cdb"/>
    </style:style>
    <style:style style:name="T133" style:family="text">
      <style:text-properties officeooo:rsid="001335b5"/>
    </style:style>
    <style:style style:name="T134" style:family="text">
      <style:text-properties fo:font-variant="normal" fo:text-transform="none" fo:color="#000000" loext:opacity="100%" fo:letter-spacing="normal" fo:font-style="normal" fo:font-weight="normal" style:font-size-asian="14pt" style:font-size-complex="14pt"/>
    </style:style>
    <style:style style:name="T135" style:family="text">
      <style:text-properties fo:font-variant="normal" fo:text-transform="none" fo:color="#000000" loext:opacity="100%" fo:letter-spacing="normal" fo:font-style="normal" fo:font-weight="normal" officeooo:rsid="001cf7da" style:font-size-asian="14pt" style:font-size-complex="14pt"/>
    </style:style>
    <style:style style:name="T136" style:family="text">
      <style:text-properties fo:font-variant="normal" fo:text-transform="none" fo:color="#000000" loext:opacity="100%" fo:letter-spacing="normal" fo:font-style="normal" fo:font-weight="normal" officeooo:rsid="001cf7da" fo:background-color="#dddddd" loext:char-shading-value="0" style:font-size-asian="14pt" style:font-size-complex="14pt"/>
    </style:style>
    <style:style style:name="T137" style:family="text">
      <style:text-properties fo:font-variant="normal" fo:text-transform="none" fo:color="#000000" loext:opacity="100%" fo:letter-spacing="normal" fo:font-style="normal" fo:font-weight="normal" officeooo:rsid="001faf2a" fo:background-color="#dddddd" loext:char-shading-value="0" style:font-size-asian="14pt" style:font-size-complex="14pt"/>
    </style:style>
    <style:style style:name="T138" style:family="text">
      <style:text-properties fo:font-variant="normal" fo:text-transform="none" fo:color="#000000" loext:opacity="100%" fo:letter-spacing="normal" fo:font-style="normal" fo:font-weight="normal" officeooo:rsid="001faf2a" fo:background-color="transparent" loext:char-shading-value="0" style:font-size-asian="14pt" style:font-size-complex="14pt"/>
    </style:style>
    <style:style style:name="T139" style:family="text">
      <style:text-properties fo:font-weight="normal" officeooo:rsid="001928a9" style:font-weight-asian="normal" style:font-weight-complex="normal"/>
    </style:style>
    <style:style style:name="T140" style:family="text">
      <style:text-properties fo:font-weight="normal" officeooo:rsid="002302f1" style:font-weight-asian="normal" style:font-weight-complex="normal"/>
    </style:style>
    <style:style style:name="T141" style:family="text">
      <style:text-properties fo:font-weight="normal" officeooo:rsid="00307306" style:font-weight-asian="normal" style:font-weight-complex="normal"/>
    </style:style>
    <style:style style:name="T142" style:family="text">
      <style:text-properties fo:font-weight="normal" officeooo:rsid="006ffc11" style:font-weight-asian="normal" style:font-weight-complex="normal"/>
    </style:style>
    <style:style style:name="T143" style:family="text">
      <style:text-properties fo:font-weight="normal" officeooo:rsid="0071e2c3" style:font-weight-asian="normal" style:font-weight-complex="normal"/>
    </style:style>
    <style:style style:name="T144" style:family="text">
      <style:text-properties fo:font-weight="normal" officeooo:rsid="007a45c5" style:font-weight-asian="normal" style:font-weight-complex="normal"/>
    </style:style>
    <style:style style:name="T145" style:family="text">
      <style:text-properties fo:font-weight="normal" officeooo:rsid="001928a9" fo:background-color="#dddddd" loext:char-shading-value="0" style:font-weight-asian="normal" style:font-weight-complex="normal"/>
    </style:style>
    <style:style style:name="T146" style:family="text">
      <style:text-properties fo:font-weight="normal" officeooo:rsid="006ffc11" fo:background-color="#dddddd" loext:char-shading-value="0" style:font-weight-asian="normal" style:font-weight-complex="normal"/>
    </style:style>
    <style:style style:name="T147" style:family="text">
      <style:text-properties fo:font-weight="normal" officeooo:rsid="0071e2c3" fo:background-color="#dddddd" loext:char-shading-value="0" style:font-weight-asian="normal" style:font-weight-complex="normal"/>
    </style:style>
    <style:style style:name="T148" style:family="text">
      <style:text-properties fo:font-weight="normal" officeooo:rsid="007a45c5" fo:background-color="#dddddd" loext:char-shading-value="0" style:font-weight-asian="normal" style:font-weight-complex="normal"/>
    </style:style>
    <style:style style:name="T149" style:family="text">
      <style:text-properties fo:font-weight="normal" officeooo:rsid="006ffc11" fo:background-color="transparent" loext:char-shading-value="0" style:font-weight-asian="normal" style:font-weight-complex="normal"/>
    </style:style>
    <style:style style:name="T150" style:family="text">
      <style:text-properties officeooo:rsid="00210402" fo:background-color="transparent" loext:char-shading-value="0"/>
    </style:style>
    <style:style style:name="T151" style:family="text">
      <style:text-properties officeooo:rsid="0045718a" fo:background-color="transparent" loext:char-shading-value="0"/>
    </style:style>
    <style:style style:name="T152" style:family="text">
      <style:text-properties officeooo:rsid="00458a74" fo:background-color="transparent" loext:char-shading-value="0"/>
    </style:style>
    <style:style style:name="T153" style:family="text">
      <style:text-properties officeooo:rsid="005be421" fo:background-color="transparent" loext:char-shading-value="0"/>
    </style:style>
    <style:style style:name="T154" style:family="text">
      <style:text-properties officeooo:rsid="005dbf00" fo:background-color="transparent" loext:char-shading-value="0"/>
    </style:style>
    <style:style style:name="T155" style:family="text">
      <style:text-properties officeooo:rsid="001ac9d7"/>
    </style:style>
    <style:style style:name="T156" style:family="text">
      <style:text-properties officeooo:rsid="001b771b"/>
    </style:style>
    <style:style style:name="T157" style:family="text">
      <style:text-properties officeooo:rsid="001c9920"/>
    </style:style>
    <style:style style:name="T158" style:family="text">
      <style:text-properties officeooo:rsid="000babd1" style:font-size-asian="14pt" style:font-size-complex="14pt"/>
    </style:style>
    <style:style style:name="T159" style:family="text">
      <style:text-properties officeooo:rsid="001c9920" style:font-size-asian="14pt" style:font-size-complex="14pt"/>
    </style:style>
    <style:style style:name="T160" style:family="text">
      <style:text-properties officeooo:rsid="001cf7da" style:font-size-asian="14pt" style:font-size-complex="14pt"/>
    </style:style>
    <style:style style:name="T161" style:family="text">
      <style:text-properties officeooo:rsid="001faf2a"/>
    </style:style>
    <style:style style:name="T162" style:family="text">
      <style:text-properties officeooo:rsid="00210402"/>
    </style:style>
    <style:style style:name="T163" style:family="text">
      <style:text-properties officeooo:rsid="002302f1"/>
    </style:style>
    <style:style style:name="T164" style:family="text">
      <style:text-properties officeooo:rsid="0023c016"/>
    </style:style>
    <style:style style:name="T165" style:family="text">
      <style:text-properties officeooo:rsid="0024405a"/>
    </style:style>
    <style:style style:name="T166" style:family="text">
      <style:text-properties officeooo:rsid="002537b9"/>
    </style:style>
    <style:style style:name="T167" style:family="text">
      <style:text-properties officeooo:rsid="0026ef1d"/>
    </style:style>
    <style:style style:name="T168" style:family="text">
      <style:text-properties officeooo:rsid="002762a1"/>
    </style:style>
    <style:style style:name="T169" style:family="text">
      <style:text-properties officeooo:rsid="0028b9cf"/>
    </style:style>
    <style:style style:name="T170" style:family="text">
      <style:text-properties officeooo:rsid="0029d093"/>
    </style:style>
    <style:style style:name="T171" style:family="text">
      <style:text-properties officeooo:rsid="002ae74a"/>
    </style:style>
    <style:style style:name="T172" style:family="text">
      <style:text-properties officeooo:rsid="002bfd77"/>
    </style:style>
    <style:style style:name="T173" style:family="text">
      <style:text-properties officeooo:rsid="002dac13"/>
    </style:style>
    <style:style style:name="T174" style:family="text">
      <style:text-properties officeooo:rsid="002db144"/>
    </style:style>
    <style:style style:name="T175" style:family="text">
      <style:text-properties officeooo:rsid="002ef629"/>
    </style:style>
    <style:style style:name="T176" style:family="text">
      <style:text-properties officeooo:rsid="00307306"/>
    </style:style>
    <style:style style:name="T177" style:family="text">
      <style:text-properties officeooo:rsid="003377b2"/>
    </style:style>
    <style:style style:name="T178" style:family="text">
      <style:text-properties officeooo:rsid="0034f9cd"/>
    </style:style>
    <style:style style:name="T179" style:family="text">
      <style:text-properties officeooo:rsid="00353cc6"/>
    </style:style>
    <style:style style:name="T180" style:family="text">
      <style:text-properties officeooo:rsid="00364e96"/>
    </style:style>
    <style:style style:name="T181" style:family="text">
      <style:text-properties officeooo:rsid="003694a7"/>
    </style:style>
    <style:style style:name="T182" style:family="text">
      <style:text-properties officeooo:rsid="003773a7"/>
    </style:style>
    <style:style style:name="T183" style:family="text">
      <style:text-properties officeooo:rsid="0037fe0e"/>
    </style:style>
    <style:style style:name="T184" style:family="text">
      <style:text-properties officeooo:rsid="00391e9d"/>
    </style:style>
    <style:style style:name="T185" style:family="text">
      <style:text-properties officeooo:rsid="003a6a54"/>
    </style:style>
    <style:style style:name="T186" style:family="text">
      <style:text-properties officeooo:rsid="003bea60"/>
    </style:style>
    <style:style style:name="T187" style:family="text">
      <style:text-properties officeooo:rsid="003d9763"/>
    </style:style>
    <style:style style:name="T188" style:family="text">
      <style:text-properties officeooo:rsid="003df47a"/>
    </style:style>
    <style:style style:name="T189" style:family="text">
      <style:text-properties officeooo:rsid="00405dfe"/>
    </style:style>
    <style:style style:name="T190" style:family="text">
      <style:text-properties officeooo:rsid="0041094d"/>
    </style:style>
    <style:style style:name="T191" style:family="text">
      <style:text-properties officeooo:rsid="0042932b"/>
    </style:style>
    <style:style style:name="T192" style:family="text">
      <style:text-properties officeooo:rsid="0045718a"/>
    </style:style>
    <style:style style:name="T193" style:family="text">
      <style:text-properties officeooo:rsid="00458a74"/>
    </style:style>
    <style:style style:name="T194" style:family="text">
      <style:text-properties officeooo:rsid="0045ff41"/>
    </style:style>
    <style:style style:name="T195" style:family="text">
      <style:text-properties officeooo:rsid="0047b249"/>
    </style:style>
    <style:style style:name="T196" style:family="text">
      <style:text-properties officeooo:rsid="00499a6a"/>
    </style:style>
    <style:style style:name="T197" style:family="text">
      <style:text-properties officeooo:rsid="004a06a1"/>
    </style:style>
    <style:style style:name="T198" style:family="text">
      <style:text-properties officeooo:rsid="004a6736"/>
    </style:style>
    <style:style style:name="T199" style:family="text">
      <style:text-properties officeooo:rsid="004c0747"/>
    </style:style>
    <style:style style:name="T200" style:family="text">
      <style:text-properties officeooo:rsid="004d8039"/>
    </style:style>
    <style:style style:name="T201" style:family="text">
      <style:text-properties officeooo:rsid="004e0e22"/>
    </style:style>
    <style:style style:name="T202" style:family="text">
      <style:text-properties officeooo:rsid="004e5e49"/>
    </style:style>
    <style:style style:name="T203" style:family="text">
      <style:text-properties officeooo:rsid="00501620"/>
    </style:style>
    <style:style style:name="T204" style:family="text">
      <style:text-properties officeooo:rsid="005146fa"/>
    </style:style>
    <style:style style:name="T205" style:family="text">
      <style:text-properties officeooo:rsid="00529c95"/>
    </style:style>
    <style:style style:name="T206" style:family="text">
      <style:text-properties officeooo:rsid="0053c569"/>
    </style:style>
    <style:style style:name="T207" style:family="text">
      <style:text-properties officeooo:rsid="0054d6d1"/>
    </style:style>
    <style:style style:name="T208" style:family="text">
      <style:text-properties officeooo:rsid="00561426"/>
    </style:style>
    <style:style style:name="T209" style:family="text">
      <style:text-properties officeooo:rsid="00562e6a"/>
    </style:style>
    <style:style style:name="T210" style:family="text">
      <style:text-properties officeooo:rsid="00572ccb"/>
    </style:style>
    <style:style style:name="T211" style:family="text">
      <style:text-properties officeooo:rsid="0058c294"/>
    </style:style>
    <style:style style:name="T212" style:family="text">
      <style:text-properties officeooo:rsid="0058d2f5"/>
    </style:style>
    <style:style style:name="T213" style:family="text">
      <style:text-properties officeooo:rsid="005aa709"/>
    </style:style>
    <style:style style:name="T214" style:family="text">
      <style:text-properties officeooo:rsid="005b42e8"/>
    </style:style>
    <style:style style:name="T215" style:family="text">
      <style:text-properties officeooo:rsid="005be421"/>
    </style:style>
    <style:style style:name="T216" style:family="text">
      <style:text-properties officeooo:rsid="005dbf00"/>
    </style:style>
    <style:style style:name="T217" style:family="text">
      <style:text-properties officeooo:rsid="005ede49"/>
    </style:style>
    <style:style style:name="T218" style:family="text">
      <style:text-properties officeooo:rsid="00603373"/>
    </style:style>
    <style:style style:name="T219" style:family="text">
      <style:text-properties officeooo:rsid="0061ff8b"/>
    </style:style>
    <style:style style:name="T220" style:family="text">
      <style:text-properties officeooo:rsid="0063dce2"/>
    </style:style>
    <style:style style:name="T221" style:family="text">
      <style:text-properties officeooo:rsid="00653c99"/>
    </style:style>
    <style:style style:name="T222" style:family="text">
      <style:text-properties officeooo:rsid="00670ce1"/>
    </style:style>
    <style:style style:name="T223" style:family="text">
      <style:text-properties officeooo:rsid="006755ac"/>
    </style:style>
    <style:style style:name="T224" style:family="text">
      <style:text-properties officeooo:rsid="006912a8"/>
    </style:style>
    <style:style style:name="T225" style:family="text">
      <style:text-properties officeooo:rsid="0069da38"/>
    </style:style>
    <style:style style:name="T226" style:family="text">
      <style:text-properties officeooo:rsid="006addc5"/>
    </style:style>
    <style:style style:name="T227" style:family="text">
      <style:text-properties officeooo:rsid="006b8134"/>
    </style:style>
    <style:style style:name="T228" style:family="text">
      <style:text-properties officeooo:rsid="006ffc11"/>
    </style:style>
    <style:style style:name="T229" style:family="text">
      <style:text-properties officeooo:rsid="007009a8"/>
    </style:style>
    <style:style style:name="T230" style:family="text">
      <style:text-properties officeooo:rsid="0071c55b"/>
    </style:style>
    <style:style style:name="T231" style:family="text">
      <style:text-properties officeooo:rsid="0071e2c3"/>
    </style:style>
    <style:style style:name="T232" style:family="text">
      <style:text-properties officeooo:rsid="0072aedc"/>
    </style:style>
    <style:style style:name="T233" style:family="text">
      <style:text-properties officeooo:rsid="0073c848"/>
    </style:style>
    <style:style style:name="T234" style:family="text">
      <style:text-properties officeooo:rsid="007591c8"/>
    </style:style>
    <style:style style:name="T235" style:family="text">
      <style:text-properties officeooo:rsid="0076ce86"/>
    </style:style>
    <style:style style:name="T236" style:family="text">
      <style:text-properties officeooo:rsid="0076dfdd"/>
    </style:style>
    <style:style style:name="T237" style:family="text">
      <style:text-properties officeooo:rsid="00784fc2"/>
    </style:style>
    <style:style style:name="T238" style:family="text">
      <style:text-properties officeooo:rsid="00799454"/>
    </style:style>
    <style:style style:name="T239" style:family="text">
      <style:text-properties officeooo:rsid="0079b1a2"/>
    </style:style>
    <style:style style:name="T240" style:family="text">
      <style:text-properties officeooo:rsid="007a45c5"/>
    </style:style>
    <style:style style:name="T241" style:family="text">
      <style:text-properties officeooo:rsid="007c2637"/>
    </style:style>
    <style:style style:name="T242" style:family="text">
      <style:text-properties officeooo:rsid="007dfbd7"/>
    </style:style>
    <style:style style:name="T243" style:family="text">
      <style:text-properties officeooo:rsid="007f2a21"/>
    </style:style>
    <style:style style:name="T244" style:family="text">
      <style:text-properties officeooo:rsid="00803a98"/>
    </style:style>
    <style:style style:name="T245" style:family="text">
      <style:text-properties officeooo:rsid="00810827"/>
    </style:style>
    <style:style style:name="T246" style:family="text">
      <style:text-properties officeooo:rsid="0081996c"/>
    </style:style>
    <style:style style:name="T247" style:family="text">
      <style:text-properties officeooo:rsid="008353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7" text:outline-level="1">Estilização Javascript</text:h>
      <text:p text:style-name="P2"><text:span text:style-name="T3">style -</text:span><text:span text:style-name="T64"> </text:span>Para estilizar qualquer elemento <text:span text:style-name="T62">Html</text:span> é preciso <text:span text:style-name="T62">primeiro</text:span> <text:span text:style-name="T62">declarar a propriedade style, </text:span><text:span text:style-name="T63">através dela é possível </text:span><text:span text:style-name="T64">aplicar</text:span><text:span text:style-name="T63"> qualquer </text:span><text:span text:style-name="T64">configuração css:</text:span></text:p>
      <text:p text:style-name="P79">elemento.style </text:p>
      <text:p text:style-name="P1"><text:s text:c="5"/></text:p>
      <text:p text:style-name="P3"><text:s text:c="5"/><text:span text:style-name="T3">accentColor –</text:span><text:span text:style-name="T64"> </text:span><text:span text:style-name="T65">Define a cor de destaque dos controles de interface do </text:span></text:p>
      <text:p text:style-name="P3"><text:span text:style-name="T65"><text:s text:c="5"/>usuario, </text:span><text:span text:style-name="T66">é aplicado aos elementos &lt;input type=”checkbox”&gt;, &lt;input </text:span></text:p>
      <text:p text:style-name="P52"><text:s text:c="5"/>type=”radio”&gt;, &lt;input type=”range”&gt; e &lt;progress&gt;: </text:p>
      <text:p text:style-name="P3"><text:span text:style-name="T66"><text:s text:c="5"/></text:span><text:span text:style-name="T68">elemento.style.accentColor = “ “ </text:span></text:p>
      <text:p text:style-name="P2"><text:s text:c="5"/></text:p>
      <text:p text:style-name="P4"><text:s text:c="5"/><text:span text:style-name="T4">alignContent –</text:span><text:span text:style-name="T66"> </text:span><text:span text:style-name="T130">Alinha os itens de um container flexivel quando eles não </text:span></text:p>
      <text:p text:style-name="P53"><text:s text:c="5"/>usam todo o espaço disponivel no eixo vertical, pode receber os valores <text:s text:c="2"/></text:p>
      <text:p text:style-name="P53"><text:s text:c="5"/>stretch, center, flex-start, flex-end, space-between, space-around, initial e </text:p>
      <text:p text:style-name="P4"><text:span text:style-name="T130"><text:s text:c="5"/>inherit: </text:span><text:span text:style-name="T69">elemento.style.alignContent = “ ” </text:span></text:p>
      <text:p text:style-name="P2"><text:s text:c="5"/></text:p>
      <text:p text:style-name="P5"><text:s text:c="5"/><text:span text:style-name="T5">alignItems –</text:span><text:span text:style-name="T130"> </text:span><text:span text:style-name="T132">Define</text:span><text:span text:style-name="T131"> o alinhamento padrão para </text:span><text:span text:style-name="T132">elementos</text:span><text:span text:style-name="T131"> dentro de um </text:span></text:p>
      <text:p text:style-name="P5"><text:span text:style-name="T131"><text:s text:c="5"/>container flexivel, pode receber os valores </text:span><text:span text:style-name="T130">stretch, center, flex-start, </text:span></text:p>
      <text:p text:style-name="P5"><text:span text:style-name="T130"><text:s text:c="5"/>flex-end, </text:span><text:span text:style-name="T131">baseline, <text:s/></text:span><text:span text:style-name="T130">initial e inherit: </text:span><text:span text:style-name="T70">elemento.style.alignItems = “ “ </text:span></text:p>
      <text:p text:style-name="P2"><text:s text:c="5"/></text:p>
      <text:p text:style-name="P6"><text:s text:c="5"/><text:span text:style-name="T6">alignSelf –</text:span><text:span text:style-name="T132"> Define o alinhamento padrão do elemento selecionado </text:span></text:p>
      <text:p text:style-name="P7"><text:span text:style-name="T132"><text:s text:c="5"/>dentro de um container flexivel, pode receber os valores </text:span><text:span text:style-name="T133">auto, stretch, </text:span></text:p>
      <text:p text:style-name="P7"><text:span text:style-name="T133"><text:s text:c="5"/>c</text:span><text:span text:style-name="T130">enter, flex-start, flex-end, </text:span><text:span text:style-name="T131">baseline, </text:span><text:span text:style-name="T130">initial e inherit: </text:span></text:p>
      <text:p text:style-name="P86"><text:span text:style-name="T1"><text:s text:c="5"/></text:span><text:span text:style-name="T2">elemento.style.alignSelf = “ “ </text:span></text:p>
      <text:p text:style-name="P8"><text:s text:c="5"/></text:p>
      <text:p text:style-name="P9"><text:span text:style-name="T7"><text:s text:c="5"/>animation – </text:span><text:span text:style-name="T139">É um shorthand que altera ou define as configurações de </text:span></text:p>
      <text:p text:style-name="P9"><text:span text:style-name="T139"><text:s text:c="5"/>animação de um elemento, el</text:span><text:span text:style-name="T141">e</text:span><text:span text:style-name="T139"> abrevia as propriedades animationName, </text:span></text:p>
      <text:p text:style-name="P82"><text:s text:c="5"/>animationDuration, animationTimingFunction, animationDelay, <text:s text:c="3"/></text:p>
      <text:p text:style-name="P82"><text:s text:c="5"/>animationIterationCount e animationDirection: </text:p>
      <text:p text:style-name="P9"><text:span text:style-name="T139"><text:s text:c="5"/></text:span><text:span text:style-name="T145">elemento.style.animation = “ “ </text:span></text:p>
      <text:p text:style-name="P10"><text:soft-page-break/><text:s text:c="5"/><text:span text:style-name="T8">animationDelay –</text:span><text:span text:style-name="T155"> Define quando a animação de um elemento será </text:span></text:p>
      <text:p text:style-name="P10"><text:span text:style-name="T155"><text:s text:c="5"/>iniciada, pode receber </text:span><text:span text:style-name="T156">s (segundos) e ms (milissegundos) como valor: <text:s text:c="2"/></text:span></text:p>
      <text:p text:style-name="P10"><text:span text:style-name="T156"><text:s text:c="5"/></text:span><text:span text:style-name="T71">elemento.style.animationDelay = “ “ </text:span></text:p>
      <text:p text:style-name="P2"><text:s text:c="5"/></text:p>
      <text:p text:style-name="P11"><text:s text:c="5"/><text:span text:style-name="T9">animationDirection –</text:span><text:span text:style-name="T156"> </text:span><text:span text:style-name="T157">Define ou retorna se a animação de um elemento </text:span></text:p>
      <text:p text:style-name="P54"><text:s text:c="5"/>deve ou não ser reproduzida em sentido inverso em ciclos alternados, </text:p>
      <text:p text:style-name="P54"><text:s text:c="5"/>pode receber os valores normal, reverse, alternate, alternate-reverse, <text:s/></text:p>
      <text:p text:style-name="P11"><text:span text:style-name="T157"><text:s text:c="5"/>initial e inherit: </text:span><text:span text:style-name="T72">elemento.style.animationDirection </text:span><text:span text:style-name="T157"><text:s/>ou </text:span></text:p>
      <text:p text:style-name="P11"><text:span text:style-name="T157"><text:s text:c="5"/></text:span><text:span text:style-name="T72">elemento.style.animationDirection = “ “ </text:span></text:p>
      <text:p text:style-name="P2"><text:s text:c="5"/></text:p>
      <text:p text:style-name="P80"><text:span text:style-name="T158"><text:s text:c="5"/></text:span><text:span text:style-name="T60">animationFillMode –</text:span><text:span text:style-name="T159"> </text:span><text:span text:style-name="T160">Define quais estilos serão aplicados ao elemento </text:span></text:p>
      <text:p text:style-name="P55"><text:s text:c="5"/>quando a animação não estiver sendo reproduzida, pode receber os </text:p>
      <text:p text:style-name="P80"><text:span text:style-name="T160"><text:s text:c="5"/>valores </text:span><text:span text:style-name="T134">none, forwards, backwards, both, initial </text:span><text:span text:style-name="T135">e</text:span><text:span text:style-name="T134"> inherit: </text:span></text:p>
      <text:p text:style-name="P81"><text:span text:style-name="T135"><text:s text:c="5"/></text:span><text:span text:style-name="T136">elemento.style.animationFillMode </text:span><text:span text:style-name="T137">ou </text:span></text:p>
      <text:p text:style-name="P81"><text:span text:style-name="T138"><text:s text:c="5"/></text:span><text:span text:style-name="T136">elemento.style.animationFillMode = “ “ </text:span></text:p>
      <text:p text:style-name="P2"><text:s text:c="5"/></text:p>
      <text:p text:style-name="P12"><text:s text:c="5"/><text:span text:style-name="T10">animationIterationCount –</text:span><text:span text:style-name="T161"> </text:span><text:span text:style-name="T162">Define ou retorna quantas vezes uma </text:span></text:p>
      <text:p text:style-name="P56"><text:s text:c="5"/>animação deve ser reproduzida, pode receber os valores infinite, numero, </text:p>
      <text:p text:style-name="P12"><text:span text:style-name="T162"><text:s text:c="5"/>initial e inherit: </text:span><text:span text:style-name="T73">elemento.style.animationIterationCount </text:span><text:span text:style-name="T150"><text:s/></text:span><text:span text:style-name="T162">ou </text:span></text:p>
      <text:p text:style-name="P12"><text:span text:style-name="T150"><text:s text:c="5"/></text:span><text:span text:style-name="T73">elemento.style.animationIterationCount = “ “</text:span></text:p>
      <text:p text:style-name="P2"><text:s text:c="5"/></text:p>
      <text:p text:style-name="P13"><text:s text:c="5"/><text:span text:style-name="T11">animationName – </text:span><text:span text:style-name="T140">R</text:span><text:span text:style-name="T163">etorna ou define o nome para a animação </text:span></text:p>
      <text:p text:style-name="P13"><text:span text:style-name="T163"><text:s text:c="5"/>@keyframes: </text:span><text:span text:style-name="T74">elemento.style.animationName</text:span><text:span text:style-name="T163"> ou <text:s/></text:span></text:p>
      <text:p text:style-name="P13"><text:span text:style-name="T163"><text:s text:c="5"/></text:span><text:span text:style-name="T74">elemento.style.animationName = “ “ </text:span></text:p>
      <text:p text:style-name="P2"><text:s text:c="5"/></text:p>
      <text:p text:style-name="P14"><text:s text:c="5"/><text:span text:style-name="T12">animationPlayState –</text:span><text:span text:style-name="T164"> </text:span><text:span text:style-name="T165">Especifica se a animação esta em execução ou </text:span></text:p>
      <text:p text:style-name="P57"><text:s text:c="5"/>pausada, pode receber os valores running, paused, initial e inherit: </text:p>
      <text:p text:style-name="P14"><text:span text:style-name="T165"><text:s text:c="5"/></text:span><text:span text:style-name="T75">elemento.style.animationPlayState </text:span><text:span text:style-name="T165"><text:s/>ou <text:s/></text:span></text:p>
      <text:p text:style-name="P14"><text:span text:style-name="T165"><text:s text:c="5"/></text:span><text:span text:style-name="T75">elemento.style.animationPlayState = “ “ </text:span></text:p>
      <text:p text:style-name="P2"><text:s text:c="5"/></text:p>
      <text:p text:style-name="P15"><text:soft-page-break/><text:s text:c="5"/><text:span text:style-name="T13">animationTimingFunction –</text:span><text:span text:style-name="T166"> </text:span><text:span text:style-name="T167">Define a curva de velocidade da animação, </text:span></text:p>
      <text:p text:style-name="P58"><text:s text:c="5"/>pode receber os valores linear, ease, ease-in, ease-out, ease-in-out, <text:s text:c="7"/></text:p>
      <text:p text:style-name="P59"><text:s text:c="5"/>cubic-bezier( <text:s/>), initial e inherit: </text:p>
      <text:p text:style-name="P16"><text:span text:style-name="T168"><text:s text:c="5"/></text:span><text:span text:style-name="T76">elemento.style.animationTimingFunction = “ “ </text:span></text:p>
      <text:p text:style-name="P2"><text:s text:c="5"/></text:p>
      <text:p text:style-name="P17"><text:s text:c="5"/><text:span text:style-name="T14">backdropFilter –</text:span><text:span text:style-name="T169"> Permite aplicar efeitos graficos no fundo de um </text:span></text:p>
      <text:p text:style-name="P60"><text:s text:c="5"/>determinado elemento, necessitando deixar o fundo pelo menos </text:p>
      <text:p text:style-name="P60"><text:s text:c="5"/>parcialmente transparente para o efeito ser visto, pode receber os </text:p>
      <text:p text:style-name="P18"><text:span text:style-name="T169"><text:s text:c="5"/>valores </text:span><text:span text:style-name="T170">blur, brightness, contrast, drop-shadow, grayscale, hue-rotate, </text:span></text:p>
      <text:p text:style-name="P18"><text:span text:style-name="T170"><text:s text:c="5"/>invert, opacity, sepia e saturate: </text:span><text:span text:style-name="T77">elemento.style.backdropFilter = “ “ </text:span></text:p>
      <text:p text:style-name="P2"><text:s text:c="5"/></text:p>
      <text:p text:style-name="P19"><text:s text:c="5"/><text:span text:style-name="T15">backfaceVisibility –</text:span><text:span text:style-name="T171"> </text:span><text:span text:style-name="T172">Define se um elemento deve ou não ficar visivel </text:span></text:p>
      <text:p text:style-name="P61"><text:s text:c="5"/>quando não estiver voltado para a tela, pode receber os valores visible, </text:p>
      <text:p text:style-name="P61"><text:s text:c="5"/>hidden, initial e inherit: </text:p>
      <text:p text:style-name="P19"><text:span text:style-name="T172"><text:s text:c="5"/></text:span><text:span text:style-name="T78">elemento.style.backfaceVisibility = “ “ </text:span></text:p>
      <text:p text:style-name="P2"><text:s text:c="5"/></text:p>
      <text:p text:style-name="P20"><text:s text:c="5"/><text:span text:style-name="T16">background –</text:span><text:span text:style-name="T173"> </text:span><text:span text:style-name="T174">É um shorthand que define, altera ou retorna as </text:span></text:p>
      <text:p text:style-name="P20"><text:span text:style-name="T174"><text:s text:c="5"/>configurações de plano de fundo de um </text:span><text:span text:style-name="T175">elemento, </text:span><text:span text:style-name="T176">ele abrevia as </text:span></text:p>
      <text:p text:style-name="P20"><text:span text:style-name="T174"><text:s text:c="5"/></text:span><text:span text:style-name="T176">propriedades backgroundAttachment, backgroundClip, backgroundColor, </text:span></text:p>
      <text:p text:style-name="P20"><text:span text:style-name="T174"><text:s text:c="5"/></text:span><text:span text:style-name="T176">backgroundImage, backgroundOrigin, backgroundPosition, </text:span></text:p>
      <text:p text:style-name="P20"><text:span text:style-name="T174"><text:s text:c="5"/></text:span><text:span text:style-name="T176">backgroundRepeat e backgroundSize: </text:span><text:span text:style-name="T79">elemento.style.background = “ “ </text:span></text:p>
      <text:p text:style-name="P2"><text:s text:c="5"/></text:p>
      <text:p text:style-name="P21"><text:s text:c="5"/><text:span text:style-name="T17">backgroundAttachment –</text:span><text:span text:style-name="T177"> </text:span><text:span text:style-name="T178">Define ou retorna se uma imagem de plano de <text:s/></text:span></text:p>
      <text:p text:style-name="P62"><text:s text:c="5"/>fundo deve rolar com o conteudo ou ser corrigida, pode receber os </text:p>
      <text:p text:style-name="P62"><text:s text:c="5"/>valores scroll, fixed, local, initial e inherit: </text:p>
      <text:p text:style-name="P21"><text:span text:style-name="T178"><text:s text:c="5"/></text:span><text:span text:style-name="T80">elemento.style.backgroundAttachment </text:span><text:span text:style-name="T178"><text:s/>ou <text:s/></text:span></text:p>
      <text:p text:style-name="P21"><text:span text:style-name="T178"><text:s text:c="5"/></text:span><text:span text:style-name="T80">elemento.style.backgroundAttachment = “ “ </text:span></text:p>
      <text:p text:style-name="P2"><text:s text:c="5"/></text:p>
      <text:p text:style-name="P22"><text:s text:c="5"/></text:p>
      <text:p text:style-name="P83"><text:s text:c="5"/></text:p>
      <text:p text:style-name="P22"><text:soft-page-break/><text:span text:style-name="T18"><text:s text:c="5"/>backgroundClip –</text:span><text:span text:style-name="T179"> </text:span><text:span text:style-name="T180">Define ou retorna a area de pintura do plano de fundo, <text:s text:c="14"/></text:span></text:p>
      <text:p text:style-name="P63"><text:s text:c="5"/>ou seja, se o plano de fundo vai até a borda, caixa de preenchimento ou </text:p>
      <text:p text:style-name="P22"><text:span text:style-name="T181"><text:s text:c="5"/>caixa de conteudo, </text:span><text:span text:style-name="T182">pode receber os valores border-box, padding-box, <text:s/></text:span></text:p>
      <text:p text:style-name="P22"><text:span text:style-name="T182"><text:s text:c="5"/>content-box, initial e inherit: </text:span><text:span text:style-name="T81">elemento.style.backgroundClip = “ “ </text:span></text:p>
      <text:p text:style-name="P2"><text:s text:c="5"/></text:p>
      <text:p text:style-name="P23"><text:s text:c="5"/><text:span text:style-name="T19">backgroundColor –</text:span><text:span text:style-name="T183"> </text:span><text:span text:style-name="T184">Define a cor de fundo de um elemento: </text:span></text:p>
      <text:p text:style-name="P23"><text:span text:style-name="T184"><text:s text:c="5"/></text:span><text:span text:style-name="T82">elemento.style.backgroundColor = “ “ </text:span></text:p>
      <text:p text:style-name="P2"><text:s text:c="5"/></text:p>
      <text:p text:style-name="P24"><text:s text:c="5"/><text:span text:style-name="T20">backgroundImage –</text:span><text:span text:style-name="T185"> Define a imagem de fundo de um elemento: </text:span></text:p>
      <text:p text:style-name="P24"><text:span text:style-name="T185"><text:s text:c="5"/></text:span><text:span text:style-name="T83">elemento.style.backgroundImage = “url(‘ <text:s/>‘)“ </text:span></text:p>
      <text:p text:style-name="P2"><text:s text:c="5"/></text:p>
      <text:p text:style-name="P25"><text:s text:c="5"/><text:span text:style-name="T20">backgroundOrigin –</text:span><text:span text:style-name="T185"> </text:span><text:span text:style-name="T186">Define o posicionamento da imagem de fundo em <text:s/></text:span></text:p>
      <text:p text:style-name="P65"><text:s text:c="5"/>relação ao elemento pai, pode receber os valores padding-box, border-</text:p>
      <text:p text:style-name="P25"><text:span text:style-name="T186"><text:s text:c="5"/>box, content-box, initial e inherit: </text:span><text:span text:style-name="T84">elemento.style.backgroundOrigin = “ “ </text:span></text:p>
      <text:p text:style-name="P2"><text:s text:c="5"/></text:p>
      <text:p text:style-name="P25"><text:s text:c="5"/><text:span text:style-name="T21">backgroundPosition –</text:span><text:span text:style-name="T186"> Define a posição da imagem de fundo dentro de </text:span></text:p>
      <text:p text:style-name="P65"><text:s text:c="5"/>um elemento, pode receber os valores top left, top center, top right, </text:p>
      <text:p text:style-name="P65"><text:s text:c="5"/>center left, center center, center right, center left, bottom center e</text:p>
      <text:p text:style-name="P25"><text:span text:style-name="T186"><text:s text:c="5"/>bottom righ: </text:span><text:span text:style-name="T84">elemento.style.backgroundPosition = “ “ </text:span></text:p>
      <text:p text:style-name="P2"><text:s text:c="5"/></text:p>
      <text:p text:style-name="P26"><text:s text:c="5"/><text:span text:style-name="T22">backgroundPositionX –</text:span><text:span text:style-name="T187"> Define a posição da imagem de fundo no sentido </text:span></text:p>
      <text:p text:style-name="P64"><text:s text:c="5"/>horizontal (x) dentro de um elemento: </text:p>
      <text:p text:style-name="P26"><text:span text:style-name="T187"><text:s text:c="5"/></text:span><text:span text:style-name="T85">elemento.style.backgroundPositionX = “ “ </text:span></text:p>
      <text:p text:style-name="P2"><text:s text:c="5"/></text:p>
      <text:p text:style-name="P26"><text:s text:c="5"/><text:span text:style-name="T22">backgroundPositionY –</text:span><text:span text:style-name="T187"> Define a posição da imagem de fundo no sentido </text:span></text:p>
      <text:p text:style-name="P64"><text:s text:c="5"/>vertical (y) dentro de um elemento:</text:p>
      <text:p text:style-name="P64"><text:s text:c="5"/><text:span text:style-name="T67">elemento.style.backgroundPositionY = “ “ </text:span></text:p>
      <text:p text:style-name="P26"><text:s text:c="5"/></text:p>
      <text:p text:style-name="P27"><text:s text:c="5"/></text:p>
      <text:p text:style-name="P84"/>
      <text:p text:style-name="P27"><text:soft-page-break/><text:span text:style-name="T23"><text:s text:c="5"/>backgroundRepeat –</text:span><text:span text:style-name="T188"> Define como ou se uma imagem de fundo será <text:s/></text:span></text:p>
      <text:p text:style-name="P66"><text:s text:c="5"/>repetida, pode receber os valores repeat, repeat-x, repeat-y e no-repeat:</text:p>
      <text:p text:style-name="P27"><text:s text:c="5"/><text:span text:style-name="T86">elemento.style.backgroundRepeat = “ “ </text:span></text:p>
      <text:p text:style-name="P26"><text:s text:c="5"/></text:p>
      <text:p text:style-name="P27"><text:s text:c="5"/><text:span text:style-name="T23">backgroundSize –</text:span><text:span text:style-name="T188"> Define ou retorna o tamanho de uma imagem de </text:span></text:p>
      <text:p text:style-name="P66"><text:s text:c="5"/>fundo, pode receber os valores auto, length, percentage, cover e contain: </text:p>
      <text:p text:style-name="P27"><text:span text:style-name="T188"><text:s text:c="5"/></text:span><text:span text:style-name="T86">elemento.style.backgroundSize = “ “ </text:span></text:p>
      <text:p text:style-name="P26"><text:s text:c="5"/></text:p>
      <text:p text:style-name="P28"><text:s text:c="5"/><text:span text:style-name="T24">border –</text:span><text:span text:style-name="T189"> É um shorthand </text:span><text:span text:style-name="T190">que define as configurações de borda de um </text:span></text:p>
      <text:p text:style-name="P67"><text:s text:c="5"/>elemento, ele abrevia as propriedades border-width, border-style e </text:p>
      <text:p text:style-name="P28"><text:span text:style-name="T190"><text:s text:c="5"/>border- color: </text:span><text:span text:style-name="T87">elemento.style.border = “ “ </text:span></text:p>
      <text:p text:style-name="P26"><text:s text:c="5"/></text:p>
      <text:p text:style-name="P29"><text:s text:c="5"/><text:span text:style-name="T61">borderBottom –</text:span><text:span text:style-name="T151"> É um shorthand que define as configurações da borda </text:span></text:p>
      <text:p text:style-name="P85"><text:s text:c="5"/>inferior, ele abrevia as propriedades border-bottom-width, </text:p>
      <text:p text:style-name="P29"><text:span text:style-name="T151"><text:s text:c="5"/>border-bottom-style </text:span><text:span text:style-name="T152">e </text:span><text:span text:style-name="T151">border-bottom-color: </text:span></text:p>
      <text:p text:style-name="P29"><text:span text:style-name="T151"><text:s text:c="5"/></text:span><text:span text:style-name="T89">elemento.style.borderBottom = “ “ </text:span></text:p>
      <text:p text:style-name="P26"><text:s text:c="5"/></text:p>
      <text:p text:style-name="P30"><text:s text:c="5"/><text:span text:style-name="T26">borderBottomColor –</text:span><text:span text:style-name="T193"> Define a cor da borda inferior de um elemento, </text:span></text:p>
      <text:p text:style-name="P68"><text:s text:c="5"/>pode receber os valores transparent, cor, initial e inherit: </text:p>
      <text:p text:style-name="P30"><text:span text:style-name="T193"><text:s text:c="5"/></text:span><text:span text:style-name="T90">elemento.style.borderBottomColor = “ “ </text:span></text:p>
      <text:p text:style-name="P26"><text:s text:c="5"/></text:p>
      <text:p text:style-name="P31"><text:s text:c="5"/><text:span text:style-name="T27">borderBottomLeftRadius –</text:span><text:span text:style-name="T194"> Define a forma da borda do canto inferior </text:span></text:p>
      <text:p text:style-name="P31"><text:span text:style-name="T194"><text:s text:c="5"/>esquerdo: </text:span><text:span text:style-name="T91">elemento.style.borderBottomLeftRadius = “ “ </text:span></text:p>
      <text:p text:style-name="P26"><text:s text:c="5"/></text:p>
      <text:p text:style-name="P32"><text:s text:c="5"/><text:span text:style-name="T28">borderBottomRightRadius –</text:span><text:span text:style-name="T195"> Define a forma da borda do canto inferior </text:span></text:p>
      <text:p text:style-name="P32"><text:span text:style-name="T195"><text:s text:c="5"/>direito: </text:span><text:span text:style-name="T92">elemento.style.borderBottomRightRadius = “ “ </text:span></text:p>
      <text:p text:style-name="P26"><text:s text:c="5"/></text:p>
      <text:p text:style-name="P35"><text:s text:c="5"/><text:span text:style-name="T28">borderBottomStyle –</text:span><text:span text:style-name="T195"> </text:span><text:span text:style-name="T196">Define o estilo da borda inferior de um elemento, </text:span></text:p>
      <text:p text:style-name="P69"><text:s text:c="5"/>pode receber os valores none, hidden, dotted, dashed, solid, double, </text:p>
      <text:p text:style-name="P35"><text:span text:style-name="T200"><text:s text:c="5"/>groove, ridge, inset e outset</text:span><text:span text:style-name="T196">: </text:span><text:span text:style-name="T93">elemento.style.borderBottomStyle = “ “ </text:span></text:p>
      <text:p text:style-name="P33"><text:soft-page-break/><text:s text:c="5"/><text:span text:style-name="T29">borderBottomWidth –</text:span><text:span text:style-name="T197"> Define a largura da borda inferior de um </text:span></text:p>
      <text:p text:style-name="P33"><text:span text:style-name="T197"><text:s text:c="5"/>elemento: </text:span><text:span text:style-name="T94">elemento.style.borderBottomWidth = “ “ </text:span></text:p>
      <text:p text:style-name="P33"><text:s text:c="10"/></text:p>
      <text:p text:style-name="P34"><text:s text:c="5"/><text:span text:style-name="T30">borderCollapse –</text:span><text:span text:style-name="T198"> </text:span><text:span text:style-name="T199">Define se a borda da tabela deve ser recolhida em uma </text:span></text:p>
      <text:p text:style-name="P70"><text:s text:c="5"/>única borda ou não, pode receber os valores separate, collapse, initial e </text:p>
      <text:p text:style-name="P34"><text:span text:style-name="T199"><text:s text:c="5"/>inherit: </text:span><text:span text:style-name="T95">elemento.style.borderCollapse = “ “ </text:span></text:p>
      <text:p text:style-name="P33"><text:s text:c="5"/></text:p>
      <text:p text:style-name="P36"><text:s text:c="5"/><text:span text:style-name="T31">borderColor –</text:span><text:span text:style-name="T200"> </text:span><text:span text:style-name="T201">É um shorthand que define as configurações de cor de </text:span></text:p>
      <text:p text:style-name="P71"><text:s text:c="5"/>todas as bordas, abrevia a borda superior, da direita, inferior e </text:p>
      <text:p text:style-name="P36"><text:span text:style-name="T201"><text:s text:c="5"/>da esquerda: </text:span><text:span text:style-name="T96">elemento.style.borderColor = “ “ </text:span></text:p>
      <text:p text:style-name="P33"><text:s text:c="5"/></text:p>
      <text:p text:style-name="P37"><text:s text:c="5"/><text:span text:style-name="T32">borderImage –</text:span><text:span text:style-name="T202"> </text:span><text:span text:style-name="T203">É um shorthand que define </text:span><text:span text:style-name="T204">as configurações da imagem </text:span></text:p>
      <text:p text:style-name="P37"><text:span text:style-name="T204"><text:s text:c="5"/>de fundo da borda, </text:span><text:span text:style-name="T205">ele abrevia as propriedades borderImageSource, </text:span></text:p>
      <text:p text:style-name="P72"><text:s text:c="5"/>borderImageSlice, borderImageWidth, borderImageOutset e </text:p>
      <text:p text:style-name="P37"><text:span text:style-name="T205"><text:s text:c="5"/>borderImageRepeat: </text:span><text:span text:style-name="T97">elemento.style.borderImage = “ “ </text:span></text:p>
      <text:p text:style-name="P33"><text:s text:c="5"/></text:p>
      <text:p text:style-name="P38"><text:s text:c="5"/><text:span text:style-name="T33">borderImageOutset –</text:span><text:span text:style-name="T206"> </text:span><text:span text:style-name="T207">Define </text:span><text:span text:style-name="T208">a distancia da imagem da borda em relação </text:span></text:p>
      <text:p text:style-name="P73"><text:s text:c="5"/>a um elemento, ou seja, quanto a imagem da borda vai ficar distante do </text:p>
      <text:p text:style-name="P38"><text:span text:style-name="T208"><text:s text:c="5"/>elemento: </text:span><text:span text:style-name="T98">elemento.style.borderImageOutset = “ “ </text:span></text:p>
      <text:p text:style-name="P33"><text:s text:c="5"/></text:p>
      <text:p text:style-name="P39"><text:s text:c="5"/><text:span text:style-name="T34">borderImageRepeat –</text:span><text:span text:style-name="T209"> </text:span><text:span text:style-name="T210">Define se a borda da imagem deve ser repetida, </text:span></text:p>
      <text:p text:style-name="P74"><text:s text:c="5"/>arredondada ou esticada, pode receber os valores stretch, repeat, round </text:p>
      <text:p text:style-name="P39"><text:span text:style-name="T210"><text:s text:c="5"/>e space: </text:span><text:span text:style-name="T99">elemento.style.borderImageRepeat = “ “ </text:span></text:p>
      <text:p text:style-name="P33"><text:s text:c="5"/></text:p>
      <text:p text:style-name="P40"><text:s text:c="5"/><text:span text:style-name="T35">borderImageSlice –</text:span><text:span text:style-name="T211"> </text:span><text:span text:style-name="T212">Controla o deslocamento da borda da imagem, </text:span></text:p>
      <text:p text:style-name="P40"><text:span text:style-name="T212"><text:s text:c="5"/>especificando </text:span><text:span text:style-name="T214">ela</text:span><text:span text:style-name="T212"> </text:span><text:span text:style-name="T213">por regiões: </text:span><text:span text:style-name="T100">elemento.style.borderImageSlice = “ “ </text:span></text:p>
      <text:p text:style-name="P33"><text:s text:c="5"/></text:p>
      <text:p text:style-name="P41"><text:s text:c="5"/><text:span text:style-name="T36">borderImageSource –</text:span><text:span text:style-name="T215"> Define a imagem usada como borda: </text:span></text:p>
      <text:p text:style-name="P41"><text:span text:style-name="T153"><text:s text:c="5"/></text:span><text:span text:style-name="T101">elemento.style.borderImageSource = “url( <text:s/>)” </text:span></text:p>
      <text:p text:style-name="P33"><text:s text:c="5"/></text:p>
      <text:p text:style-name="P42"><text:soft-page-break/><text:s text:c="5"/><text:span text:style-name="T36">borderImageWidth –</text:span><text:span text:style-name="T215"> </text:span><text:span text:style-name="T216">Define a largura da borda da imagem: <text:s/></text:span></text:p>
      <text:p text:style-name="P42"><text:span text:style-name="T154"><text:s text:c="5"/></text:span><text:span text:style-name="T102">elemento.style.borderImageWidth = “ “ </text:span></text:p>
      <text:p text:style-name="P33"><text:s text:c="5"/></text:p>
      <text:p text:style-name="P43"><text:s text:c="5"/><text:span text:style-name="T37">borderLeft –</text:span><text:span text:style-name="T217"> </text:span><text:span text:style-name="T218">É um shorthand que define as configurações da borda </text:span></text:p>
      <text:p text:style-name="P75"><text:s text:c="5"/>esquerda, abrevia as propriedades border-left-width, border-left-style e </text:p>
      <text:p text:style-name="P43"><text:span text:style-name="T218"><text:s text:c="5"/>border-left-color: </text:span><text:span text:style-name="T103">elemento.style.borderLeft = “ “ </text:span></text:p>
      <text:p text:style-name="P33"><text:s text:c="5"/></text:p>
      <text:p text:style-name="P44"><text:s text:c="5"/><text:span text:style-name="T38">borderLeftColor –</text:span><text:span text:style-name="T219"> Define a cor da borda esquerda de um elemento: </text:span></text:p>
      <text:p text:style-name="P44"><text:span text:style-name="T219"><text:s text:c="5"/></text:span><text:span text:style-name="T104">elemento.style.borderLeftColor = “ “ </text:span></text:p>
      <text:p text:style-name="P43"><text:s text:c="5"/></text:p>
      <text:p text:style-name="P45"><text:s text:c="5"/><text:span text:style-name="T38">borderLeftStyle –</text:span><text:span text:style-name="T219"> </text:span><text:span text:style-name="T220">Define o estilo da borda esquerda de um elemento, </text:span></text:p>
      <text:p text:style-name="P76"><text:s text:c="5"/>pode receber os valores none, hidden, dotted, dashed, solid, double, </text:p>
      <text:p text:style-name="P45"><text:span text:style-name="T220"><text:s text:c="5"/>groove, ridge, inset e outset: </text:span><text:span text:style-name="T105">elemento.style.borderLeftStyle = “ “ </text:span></text:p>
      <text:p text:style-name="P33"><text:s text:c="5"/></text:p>
      <text:p text:style-name="P45"><text:s text:c="5"/><text:span text:style-name="T39">borderLeftWidth –</text:span><text:span text:style-name="T220"> Define a largura da borda esquerda de um elemento: </text:span></text:p>
      <text:p text:style-name="P45"><text:span text:style-name="T220"><text:s text:c="5"/></text:span><text:span text:style-name="T105">elemento.style.borderLeftWidth = “ “ </text:span></text:p>
      <text:p text:style-name="P33"><text:s text:c="5"/></text:p>
      <text:p text:style-name="P46"><text:s text:c="5"/><text:span text:style-name="T39">borderRadius –</text:span><text:span text:style-name="T220"> É um shorthand que define as configurações </text:span><text:span text:style-name="T221">de </text:span></text:p>
      <text:p text:style-name="P77"><text:s text:c="5"/>arredondamento da borda de um elemento, abrevia as propriedades </text:p>
      <text:p text:style-name="P77"><text:s text:c="5"/>borderTopLeftRadius, borderTopRightRadius, borderBottomRightRadius </text:p>
      <text:p text:style-name="P46"><text:span text:style-name="T221"><text:s text:c="5"/>e borderBottomLeftRadius: </text:span><text:span text:style-name="T106">elemento.style.borderRadius = “ “ </text:span></text:p>
      <text:p text:style-name="P33"><text:s text:c="5"/></text:p>
      <text:p text:style-name="P47"><text:s text:c="5"/><text:span text:style-name="T40">borderRight –</text:span><text:span text:style-name="T222"> É um shorthand que define as configurações da borda </text:span></text:p>
      <text:p text:style-name="P48"><text:span text:style-name="T222"><text:s text:c="5"/>direita, abrevia as propriedades </text:span><text:span text:style-name="T223">border-right-width, border-right-style e </text:span></text:p>
      <text:p text:style-name="P48"><text:span text:style-name="T223"><text:s text:c="5"/>border-right-color: </text:span><text:span text:style-name="T107">elemento.style.borderRight = “ “ </text:span></text:p>
      <text:p text:style-name="P33"><text:s text:c="5"/></text:p>
      <text:p text:style-name="P49"><text:s text:c="5"/><text:span text:style-name="T41">borderRightColor –</text:span><text:span text:style-name="T223"> </text:span><text:span text:style-name="T224">Define a cor da borda direita de um elemento: <text:s/></text:span></text:p>
      <text:p text:style-name="P49"><text:span text:style-name="T224"><text:s text:c="5"/></text:span><text:span text:style-name="T108">elemento.style.borderRightColor = “ “ </text:span></text:p>
      <text:p text:style-name="P33"><text:s text:c="5"/></text:p>
      <text:p text:style-name="P50"><text:s text:c="4"/></text:p>
      <text:p text:style-name="P50"><text:soft-page-break/><text:span text:style-name="T42"><text:s text:c="5"/>borderRightStyle –</text:span><text:span text:style-name="T225"> </text:span><text:span text:style-name="T226">Define o estilo da borda direita de um elemento: <text:s/></text:span></text:p>
      <text:p text:style-name="P50"><text:s text:c="5"/><text:span text:style-name="T109">elemento.style.borderRightStyle = “ “ </text:span></text:p>
      <text:p text:style-name="P33"><text:s text:c="5"/></text:p>
      <text:p text:style-name="P51"><text:s text:c="5"/><text:span text:style-name="T43">borderRightWidth –</text:span><text:span text:style-name="T226"> </text:span><text:span text:style-name="T227">Define a largura da borda direita de um elemento: </text:span></text:p>
      <text:p text:style-name="P51"><text:span text:style-name="T227"><text:s text:c="5"/></text:span><text:span text:style-name="T110">elemento.style.borderRightWidth = “ “ </text:span></text:p>
      <text:p text:style-name="P50"><text:s text:c="5"/></text:p>
      <text:p text:style-name="P88"><text:s text:c="5"/><text:span text:style-name="T44">borderSpacing –</text:span><text:span text:style-name="T228"> Define o espaço entre as celulas em uma tabela: </text:span></text:p>
      <text:p text:style-name="P88"><text:span text:style-name="T228"><text:s text:c="5"/></text:span><text:span text:style-name="T111">elemento.style.borderSpacing = “ “ </text:span></text:p>
      <text:p text:style-name="P50"><text:s text:c="5"/></text:p>
      <text:p text:style-name="P88"><text:s text:c="5"/><text:span text:style-name="T44">borderStyle – </text:span><text:span text:style-name="T142">Define o estilo da borda de um elemento: </text:span></text:p>
      <text:p text:style-name="P88"><text:span text:style-name="T149"><text:s text:c="5"/></text:span><text:span text:style-name="T146">elemento.style.borderStyle = “ “ </text:span></text:p>
      <text:p text:style-name="P50"><text:s text:c="5"/></text:p>
      <text:p text:style-name="P90"><text:s text:c="5"/><text:span text:style-name="T44">borderTop –</text:span><text:span text:style-name="T228"> </text:span><text:span text:style-name="T229">É um shorthand que adiciona uma borda superior e que </text:span></text:p>
      <text:p text:style-name="P90"><text:span text:style-name="T229"><text:s text:c="5"/>define as configurações dessa borda, abrevia as propriedades </text:span></text:p>
      <text:p text:style-name="P90"><text:span text:style-name="T229"><text:s text:c="5"/>border-top-width, border-top-style e border-top-color: </text:span></text:p>
      <text:p text:style-name="P90"><text:span text:style-name="T229"><text:s text:c="5"/></text:span><text:span text:style-name="T112">elemento.style.borderTop = “ “ </text:span></text:p>
      <text:p text:style-name="P50"><text:s text:c="5"/></text:p>
      <text:p text:style-name="P91"><text:s text:c="5"/><text:span text:style-name="T45">borderTopColor –</text:span><text:span text:style-name="T229"> </text:span><text:span text:style-name="T230">Define a cor da borda superior de um elemento: </text:span></text:p>
      <text:p text:style-name="P91"><text:span text:style-name="T230"><text:s text:c="5"/></text:span><text:span text:style-name="T113">elemento.style.borderTopColor = “ “ </text:span></text:p>
      <text:p text:style-name="P50"><text:s text:c="5"/></text:p>
      <text:p text:style-name="P92"><text:s text:c="5"/><text:span text:style-name="T46">borderTopLeftRadius – </text:span><text:span text:style-name="T143">Define a forma da borda do canto superior </text:span></text:p>
      <text:p text:style-name="P92"><text:span text:style-name="T143"><text:s text:c="5"/>esquerdo de um elemento: </text:span><text:span text:style-name="T147">elemento.style.borderTopLeftRadius = “ “ </text:span></text:p>
      <text:p text:style-name="P50"><text:s text:c="5"/></text:p>
      <text:p text:style-name="P92"><text:s text:c="5"/><text:span text:style-name="T46">borderTopRightRadius –</text:span><text:span text:style-name="T231"> Define a forma da borda do canto superior </text:span></text:p>
      <text:p text:style-name="P92"><text:span text:style-name="T231"><text:s text:c="5"/>direito de um elemento: </text:span><text:span text:style-name="T114">elemento.style.borderTopRightRadius = “ “ </text:span></text:p>
      <text:p text:style-name="P50"><text:s text:c="5"/></text:p>
      <text:p text:style-name="P93"><text:s text:c="5"/><text:span text:style-name="T46">borderTopStyle –</text:span><text:span text:style-name="T231"> Define o estilo da borda superior de um elemento: </text:span></text:p>
      <text:p text:style-name="P93"><text:span text:style-name="T231"><text:s text:c="5"/></text:span><text:span text:style-name="T114">elemento.style.borderTop</text:span><text:span text:style-name="T115">Style = “ “ </text:span></text:p>
      <text:p text:style-name="P50"><text:s text:c="5"/></text:p>
      <text:p text:style-name="P94"><text:s text:c="5"/></text:p>
      <text:p text:style-name="P94"><text:soft-page-break/><text:span text:style-name="T47"><text:s text:c="5"/>borderTopWidth –</text:span><text:span text:style-name="T232"> </text:span><text:span text:style-name="T233">Define a largura da borda superior de um elemento: </text:span></text:p>
      <text:p text:style-name="P94"><text:span text:style-name="T233"><text:s text:c="5"/></text:span><text:span text:style-name="T116">elemento.style.borderTopWidth = “ “ </text:span></text:p>
      <text:p text:style-name="P50"><text:s text:c="5"/></text:p>
      <text:p text:style-name="P95"><text:s text:c="5"/><text:span text:style-name="T48">borderWidth –</text:span><text:span text:style-name="T233"> </text:span><text:span text:style-name="T234">Define a largura da borda de um elemento: </text:span></text:p>
      <text:p text:style-name="P95"><text:span text:style-name="T234"><text:s text:c="5"/></text:span><text:span text:style-name="T117">elemento.style.borderWidth = “ “ </text:span></text:p>
      <text:p text:style-name="P50"><text:s text:c="6"/></text:p>
      <text:p text:style-name="P96"><text:s text:c="5"/><text:span text:style-name="T49">bottom –</text:span><text:span text:style-name="T234"> </text:span><text:span text:style-name="T235">Define ou retorna a posição inferior de um elemento. Inclui </text:span></text:p>
      <text:p text:style-name="P96"><text:span text:style-name="T235"><text:s text:c="5"/>preenchimento, barra de rolagem, borda e margem: </text:span></text:p>
      <text:p text:style-name="P96"><text:span text:style-name="T235"><text:s text:c="5"/></text:span><text:span text:style-name="T118">elemento.style.bottom </text:span><text:span text:style-name="T235"><text:s/>ou <text:s/></text:span><text:span text:style-name="T118">elemento.style.bottom = “ “ </text:span></text:p>
      <text:p text:style-name="P50"><text:s text:c="6"/></text:p>
      <text:p text:style-name="P96"><text:s text:c="5"/><text:span text:style-name="T50">boxShadow –</text:span><text:span text:style-name="T235"> Define as sombras projetadas de um elemento box (caixa): </text:span></text:p>
      <text:p text:style-name="P96"><text:span text:style-name="T235"><text:s text:c="5"/></text:span><text:span text:style-name="T118">elemento.style.boxShadow = “ “ </text:span></text:p>
      <text:p text:style-name="P50"><text:s text:c="6"/></text:p>
      <text:p text:style-name="P97"><text:s text:c="5"/><text:span text:style-name="T50">boxSizing –</text:span><text:span text:style-name="T235"> Define </text:span><text:span text:style-name="T236">como a largura e altura total de um elemento será </text:span></text:p>
      <text:p text:style-name="P97"><text:span text:style-name="T236"><text:s text:c="5"/>calculada, ou seja, o que será incluido na altura e largura de um elemento, </text:span></text:p>
      <text:p text:style-name="P97"><text:span text:style-name="T236"><text:s text:c="5"/>pode receber os valores content-box e border-box: </text:span></text:p>
      <text:p text:style-name="P97"><text:span text:style-name="T236"><text:s text:c="5"/></text:span><text:span text:style-name="T119">elemento.style.boxSizing = “ “ </text:span></text:p>
      <text:p text:style-name="P50"><text:s text:c="6"/></text:p>
      <text:p text:style-name="P98"><text:s text:c="5"/><text:span text:style-name="T51">captionSide –</text:span><text:span text:style-name="T237"> Define a posição da legenda da tabela, pode receber as </text:span></text:p>
      <text:p text:style-name="P98"><text:span text:style-name="T237"><text:s text:c="5"/>os valores top e bottom: </text:span><text:span text:style-name="T120">elemento.style.captionSide = “ “ </text:span></text:p>
      <text:p text:style-name="P50"><text:s text:c="5"/></text:p>
      <text:p text:style-name="P98"><text:s text:c="5"/><text:span text:style-name="T51">caretColor –</text:span><text:span text:style-name="T237"> Define a cor do cursor em entradas, areas de texto ou </text:span></text:p>
      <text:p text:style-name="P98"><text:span text:style-name="T237"><text:s text:c="5"/>qualquer elemento editavel: </text:span><text:span text:style-name="T120">elemento.style.caretColor = “ “ </text:span></text:p>
      <text:p text:style-name="P98"><text:s text:c="5"/></text:p>
      <text:p text:style-name="P98"><text:s text:c="5"/><text:span text:style-name="T51">clear –</text:span><text:span text:style-name="T237"> Define a posição de um elemento em relação a objetos flutuantes, </text:span></text:p>
      <text:p text:style-name="P98"><text:span text:style-name="T237"><text:s text:c="5"/>pode receber os valores none, left, right e both: </text:span><text:span text:style-name="T120">elemento.style.clear = “ “ </text:span></text:p>
      <text:p text:style-name="P98"><text:s text:c="5"/></text:p>
      <text:p text:style-name="P99"><text:s text:c="5"/><text:span text:style-name="T52">clip –</text:span><text:span text:style-name="T238"> Define qual parte de um elemento posicionado é visivel, pode </text:span></text:p>
      <text:p text:style-name="P99"><text:span text:style-name="T238"><text:s text:c="5"/>receber os valores auto e rect(top right bottom left): </text:span></text:p>
      <text:p text:style-name="P99"><text:span text:style-name="T238"><text:s text:c="5"/></text:span><text:span text:style-name="T121">elemento.style.clip = “ “ </text:span></text:p>
      <text:p text:style-name="P100"><text:soft-page-break/><text:s text:c="5"/><text:span text:style-name="T52">clipPath –</text:span><text:span text:style-name="T238"> Define uma região de recorte que define qual parte de um </text:span></text:p>
      <text:p text:style-name="P100"><text:span text:style-name="T238"><text:s text:c="5"/>elemento deve ser mostrado, as partes que estão dentro da região são </text:span></text:p>
      <text:p text:style-name="P100"><text:span text:style-name="T238"><text:s text:c="5"/>mostradas e as que estão fora ficam escondidas, pode receber os valores </text:span></text:p>
      <text:p text:style-name="P100"><text:span text:style-name="T239"><text:s text:c="5"/>none, url( <text:s/>), margin-box, border-box, padding-box, content-box, fill-box, </text:span></text:p>
      <text:p text:style-name="P100"><text:span text:style-name="T239"><text:s text:c="5"/>stroke-box, view-box, inset( <text:s/>), circle( <text:s/>), ellipse( <text:s/>), polygon( <text:s/>) e path(‘ ‘):</text:span></text:p>
      <text:p text:style-name="P108"><text:s text:c="5"/><text:span text:style-name="T122">elemento.style.clipPath = “ “ </text:span></text:p>
      <text:p text:style-name="P98"><text:s text:c="5"/></text:p>
      <text:p text:style-name="P98"><text:s text:c="5"/><text:span text:style-name="T53">color – </text:span><text:span text:style-name="T144">Define a cor do texto de um elemento: </text:span><text:span text:style-name="T148">elemento.style.color = “ “ </text:span></text:p>
      <text:p text:style-name="P98"><text:s text:c="5"/></text:p>
      <text:p text:style-name="P101"><text:s text:c="5"/><text:span text:style-name="T54">columnCount –</text:span><text:span text:style-name="T240"> </text:span><text:span text:style-name="T241">Define o numero de colunas em que um elemento deve </text:span></text:p>
      <text:p text:style-name="P101"><text:span text:style-name="T241"><text:s text:c="5"/>ser dividido: </text:span><text:span text:style-name="T123">elemento.style.columnCount = “ “ </text:span></text:p>
      <text:p text:style-name="P101"><text:s text:c="5"/></text:p>
      <text:p text:style-name="P101"><text:s text:c="5"/><text:span text:style-name="T55">columnFill –</text:span><text:span text:style-name="T241"> Define como preencher colunas, pode receber os valores </text:span></text:p>
      <text:p text:style-name="P101"><text:span text:style-name="T241"><text:s text:c="5"/>auto e balace: </text:span><text:span text:style-name="T123">elemento.style.columnFill = “ “ </text:span></text:p>
      <text:p text:style-name="P101"><text:s text:c="5"/></text:p>
      <text:p text:style-name="P102"><text:s text:c="5"/><text:span text:style-name="T56">columnGap –</text:span><text:span text:style-name="T242"> Define o espaço entre as colunas: </text:span></text:p>
      <text:p text:style-name="P102"><text:span text:style-name="T242"><text:s text:c="5"/></text:span><text:span text:style-name="T124">elemento.style.columnGap = “ “ </text:span></text:p>
      <text:p text:style-name="P101"><text:s text:c="5"/></text:p>
      <text:p text:style-name="P104"><text:s text:c="5"/><text:span text:style-name="T56">columnRule –</text:span><text:span text:style-name="T242"> </text:span><text:span text:style-name="T243">É um shorthand que define as configurações entre as </text:span></text:p>
      <text:p text:style-name="P104"><text:span text:style-name="T243"><text:s text:c="5"/>colunas, </text:span><text:span text:style-name="T244">abrevia as propriedades columnRuleColor, columnRuleStyle, </text:span></text:p>
      <text:p text:style-name="P104"><text:span text:style-name="T244"><text:s text:c="5"/>columnRuleWidth: </text:span><text:span text:style-name="T125">elemento.style.columnRule = “ “ </text:span></text:p>
      <text:p text:style-name="P101"><text:s text:c="5"/></text:p>
      <text:p text:style-name="P105"><text:s text:c="5"/><text:span text:style-name="T57">columnRuleColor –</text:span><text:span text:style-name="T245"> Define a cor entre as colunas: </text:span></text:p>
      <text:p text:style-name="P105"><text:span text:style-name="T245"><text:s text:c="5"/></text:span><text:span text:style-name="T126">elemento.style.columnRuleColor = “ “ </text:span></text:p>
      <text:p text:style-name="P103"><text:s text:c="5"/><text:span text:style-name="T228"><text:s/></text:span></text:p>
      <text:p text:style-name="P105"><text:s text:c="5"/><text:span text:style-name="T57">columnRuleStyle –</text:span><text:span text:style-name="T245"> Define o estilo entre as colunas: </text:span></text:p>
      <text:p text:style-name="P105"><text:span text:style-name="T245"><text:s text:c="5"/></text:span><text:span text:style-name="T126">elemento.style.columnRuleStyle = “ “ </text:span></text:p>
      <text:p text:style-name="P101"><text:s text:c="5"/></text:p>
      <text:p text:style-name="P106"><text:s text:c="5"/><text:span text:style-name="T57">columnRuleWidth –</text:span><text:span text:style-name="T245"> </text:span><text:span text:style-name="T246">Define a largura entre as colunas: </text:span></text:p>
      <text:p text:style-name="P106"><text:span text:style-name="T246"><text:s text:c="5"/></text:span><text:span text:style-name="T127">elemento.style.columnRuleWidth = “ “ </text:span></text:p>
      <text:p text:style-name="P106"><text:soft-page-break/><text:s text:c="5"/><text:span text:style-name="T58">columns –</text:span><text:span text:style-name="T246"> É um shorthand que define as configurações de coluna, </text:span></text:p>
      <text:p text:style-name="P106"><text:span text:style-name="T246"><text:s text:c="5"/>abrevia as propriedades columnWidth e columnCount: </text:span></text:p>
      <text:p text:style-name="P106"><text:span text:style-name="T246"><text:s text:c="5"/></text:span><text:span text:style-name="T127">elemento.style.columns = “ “ </text:span></text:p>
      <text:p text:style-name="P106"><text:s text:c="5"/></text:p>
      <text:p text:style-name="P107"><text:s text:c="5"/><text:span text:style-name="T58">columnSpan –</text:span><text:span text:style-name="T246"> </text:span><text:span text:style-name="T247">Define quantas colunas um elemento deve abranger: <text:s text:c="2"/></text:span></text:p>
      <text:p text:style-name="P107"><text:span text:style-name="T247"><text:s text:c="5"/></text:span><text:span text:style-name="T129">elemento.style.columnSpan = “ “ </text:span></text:p>
      <text:p text:style-name="P106"><text:s text:c="5"/></text:p>
      <text:p text:style-name="P107"><text:s text:c="5"/><text:span text:style-name="T59">columnWidth –</text:span><text:span text:style-name="T247"> Define a largura das colunas: </text:span></text:p>
      <text:p text:style-name="P107"><text:span text:style-name="T247"><text:s text:c="5"/></text:span><text:span text:style-name="T129">elemento.style.columnWidth = “ “ </text:span></text:p>
      <text:p text:style-name="P106"><text:s text:c="5"/></text:p>
      <text:p text:style-name="P106"><text:s text:c="5"/><text:span text:style-name="T59">counterIncrement - </text:span></text:p>
      <text:p text:style-name="P106"><text:s text:c="5"/></text:p>
      <text:p text:style-name="P106"><text:s text:c="5"/></text:p>
      <text:p text:style-name="P106"><text:s text:c="5"/></text:p>
      <text:p text:style-name="P106"><text:s text:c="5"/></text:p>
      <text:p text:style-name="P106"><text:s text:c="5"/></text:p>
      <text:p text:style-name="P106"><text:s text:c="5"/></text:p>
      <text:p text:style-name="P106"><text:s text:c="5"/></text:p>
      <text:p text:style-name="P106"><text:s text:c="5"/></text:p>
      <text:p text:style-name="P106"><text:s text:c="5"/></text:p>
      <text:p text:style-name="P106"><text:s text:c="5"/></text:p>
      <text:p text:style-name="P106"><text:s text:c="5"/></text:p>
      <text:p text:style-name="P106"><text:s text:c="5"/></text:p>
      <text:p text:style-name="P106"><text:s text:c="5"/></text:p>
      <text:p text:style-name="P106"><text:s text:c="22"/></text:p>
      <text:p text:style-name="P101"><text:s text:c="17"/></text:p>
      <text:p text:style-name="P50"><text:s text:c="12"/></text:p>
      <text:p text:style-name="P50"><text:s text:c="12"/></text:p>
      <text:p text:style-name="P50"><text:s text:c="12"/></text:p>
      <text:p text:style-name="P26"><text:s text:c="5"/></text:p>
      <text:p text:style-name="P32"><text:soft-page-break/><text:s text:c="5"/><text:span text:style-name="T25">borderBlock –</text:span><text:span text:style-name="T190"> </text:span><text:span text:style-name="T191">É um shorthand que define configurações de borda </text:span><text:span text:style-name="T192">fisica</text:span></text:p>
      <text:p text:style-name="P78"><text:s text:c="5"/>de um elemento, ele abrevia as propriedades border-block-color, border-</text:p>
      <text:p text:style-name="P32"><text:span text:style-name="T191"><text:s text:c="5"/>block-style e border-block-width: </text:span><text:span text:style-name="T88">elemento.style.borderBlock = “ “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05:05:09.150139258</meta:creation-date>
    <dc:date>2023-02-15T19:57:25.568362252</dc:date>
    <meta:editing-duration>PT20H37M19S</meta:editing-duration>
    <meta:editing-cycles>66</meta:editing-cycles>
    <meta:generator>LibreOffice/7.0.4.2$Linux_X86_64 LibreOffice_project/00$Build-2</meta:generator>
    <meta:document-statistic meta:table-count="0" meta:image-count="0" meta:object-count="0" meta:page-count="12" meta:paragraph-count="330" meta:word-count="1772" meta:character-count="15031" meta:non-whitespace-character-count="11441"/>
  </office:meta>
</office:document-meta>
</file>